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81pt"/>
    </style:style>
    <style:style style:name="co2" style:family="table-column">
      <style:table-column-properties fo:break-before="auto" style:column-width="231.76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191.31pt"/>
    </style:style>
    <style:style style:name="co5" style:family="table-column">
      <style:table-column-properties fo:break-before="auto" style:column-width="186.49pt"/>
    </style:style>
    <style:style style:name="co6" style:family="table-column">
      <style:table-column-properties fo:break-before="auto" style:column-width="185.75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411.14pt"/>
    </style:style>
    <style:style style:name="co10" style:family="table-column">
      <style:table-column-properties fo:break-before="auto" style:column-width="107.21pt"/>
    </style:style>
    <style:style style:name="co11" style:family="table-column">
      <style:table-column-properties fo:break-before="auto" style:column-width="21.46pt"/>
    </style:style>
    <style:style style:name="co12" style:family="table-column">
      <style:table-column-properties fo:break-before="auto" style:column-width="335.76pt"/>
    </style:style>
    <style:style style:name="co13" style:family="table-column">
      <style:table-column-properties fo:break-before="auto" style:column-width="98.39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93.71pt"/>
    </style:style>
    <style:style style:name="co16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7.99pt" fo:break-before="auto" style:use-optimal-row-height="false"/>
    </style:style>
    <style:style style:name="ta1" style:family="table" style:master-page-name="PageStyle_5f_Ferramentas_20_e_20_Fornecedores">
      <style:table-properties table:display="true" style:writing-mode="lr-tb"/>
    </style:style>
    <style:style style:name="ta2" style:family="table" style:master-page-name="PageStyle_5f_Aspectos_20_Globais">
      <style:table-properties table:display="true" style:writing-mode="lr-tb"/>
    </style:style>
    <style:style style:name="ta3" style:family="table" style:master-page-name="PageStyle_5f_Capacidades_20_do_20_Robô">
      <style:table-properties table:display="true" style:writing-mode="lr-tb"/>
    </style:style>
    <style:style style:name="ta4" style:family="table" style:master-page-name="PageStyle_5f_Escalabilidade_20_e_20_Performance">
      <style:table-properties table:display="true" style:writing-mode="lr-tb"/>
    </style:style>
    <style:style style:name="ta5" style:family="table" style:master-page-name="PageStyle_5f_Confiabilidade">
      <style:table-properties table:display="true" style:writing-mode="lr-tb"/>
    </style:style>
    <style:style style:name="ta6" style:family="table" style:master-page-name="PageStyle_5f_Amplitude_20_de_20_integração">
      <style:table-properties table:display="true" style:writing-mode="lr-tb"/>
    </style:style>
    <style:style style:name="ta7" style:family="table" style:master-page-name="PageStyle_5f_Gerenciamento_20_e_20_Administração">
      <style:table-properties table:display="true" style:writing-mode="lr-tb"/>
    </style:style>
    <style:style style:name="ta8" style:family="table" style:master-page-name="PageStyle_5f_Projeto_20_e_20_gerenciamento_20_unificados_20_de_20_robôs">
      <style:table-properties table:display="true" style:writing-mode="lr-tb"/>
    </style:style>
    <style:style style:name="ta9" style:family="table" style:master-page-name="PageStyle_5f_Segurança">
      <style:table-properties table:display="true" style:writing-mode="lr-tb"/>
    </style:style>
    <style:style style:name="ta10" style:family="table" style:master-page-name="PageStyle_5f_Modelo_20_de_20_Licenciamento">
      <style:table-properties table:display="true" style:writing-mode="lr-tb"/>
    </style:style>
    <style:style style:name="ta11" style:family="table" style:master-page-name="PageStyle_5f_Custos">
      <style:table-properties table:display="true" style:writing-mode="lr-tb"/>
    </style:style>
    <style:style style:name="ta12" style:family="table" style:master-page-name="PageStyle_5f_Totalização_20_de_20_pont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3f3f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25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26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26">
      <style:table-cell-properties fo:border-bottom="0.74pt solid #000000" fo:background-color="#f3f3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rramentas e Forneced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entifique aqui as ferramentas que serão avaliadas. Isso preencherá os campos correspondentes no restante da planilha.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#</text:p>
          </table:table-cell>
          <table:table-cell table:style-name="ce9" office:value-type="string" calcext:value-type="string" table:number-columns-spanned="2" table:number-rows-spanned="1">
            <text:p>Ferramenta</text:p>
          </table:table-cell>
          <table:covered-table-cell table:style-name="ce13"/>
          <table:table-cell table:style-name="ce9" office:value-type="string" calcext:value-type="string" table:number-columns-spanned="3" table:number-rows-spanned="1">
            <text:p>Fornecedor</text:p>
          </table:table-cell>
          <table:covered-table-cell table:style-name="ce17"/>
          <table:covered-table-cell table:style-name="ce13"/>
          <table:table-cell table:number-columns-repeated="1018"/>
        </table:table-row>
        <table:table-row table:style-name="ro1">
          <table:covered-table-cell table:style-name="ce4"/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Versão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Pessoa de contato</text:p>
          </table:table-cell>
          <table:table-cell table:style-name="ce9" office:value-type="string" calcext:value-type="string">
            <text:p>Email para contato</text:p>
          </table:table-cell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Ferramenta RPA 1</text:p>
          </table:table-cell>
          <table:table-cell table:style-name="ce14" table:number-columns-repeated="4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Ferramenta RPA 2</text:p>
          </table:table-cell>
          <table:table-cell table:style-name="ce15" table:number-columns-repeated="4"/>
          <table:table-cell table:number-columns-repeated="101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Ferramenta RPA 3</text:p>
          </table:table-cell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Ferramenta RPA 4</text:p>
          </table:table-cell>
          <table:table-cell table:style-name="ce15" table:number-columns-repeated="4"/>
          <table:table-cell table:number-columns-repeated="101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Ferramenta RPA 5</text:p>
          </table:table-cell>
          <table:table-cell table:style-name="ce16" table:number-columns-repeated="4"/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pectos Globais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Marque ou desmarque os itens conforme a especificação de cada ferramenta.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8" table:number-columns-repeated="8"/>
          <table:table-cell table:number-columns-repeated="1016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Perguntas</text:p>
          </table:table-cell>
          <table:table-cell table:style-name="ce19" table:formula="of:=[$'Ferramentas e Fornecedores'.B5]" office:value-type="string" office:string-value="Ferramenta RPA 1" calcext:value-type="string">
            <text:p>Ferramenta RPA 1</text:p>
          </table:table-cell>
          <table:table-cell table:style-name="ce19" table:formula="of:=[$'Ferramentas e Fornecedores'.B6]" office:value-type="string" office:string-value="Ferramenta RPA 2" calcext:value-type="string">
            <text:p>Ferramenta RPA 2</text:p>
          </table:table-cell>
          <table:table-cell table:style-name="ce19" table:formula="of:=[$'Ferramentas e Fornecedores'.B7]" office:value-type="string" office:string-value="Ferramenta RPA 3" calcext:value-type="string">
            <text:p>Ferramenta RPA 3</text:p>
          </table:table-cell>
          <table:table-cell table:style-name="ce19" table:formula="of:=[$'Ferramentas e Fornecedores'.B8]" office:value-type="string" office:string-value="Ferramenta RPA 4" calcext:value-type="string">
            <text:p>Ferramenta RPA 4</text:p>
          </table:table-cell>
          <table:table-cell table:style-name="ce19" table:formula="of:=[$'Ferramentas e Fornecedores'.B9]" office:value-type="string" office:string-value="Ferramenta RPA 5" calcext:value-type="string">
            <text:p>Ferramenta RPA 5</text:p>
          </table:table-cell>
          <table:table-cell table:style-name="ce19" office:value-type="string" calcext:value-type="string">
            <text:p>Peso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A solução fornece recursos completos de automação de processos inteligentes, incluindo automação de processos robóticos, gerenciamento de processos de negócios e captura de documento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21-02-01" calcext:value-type="date">
            <text:p>1.2</text:p>
          </table:table-cell>
          <table:table-cell table:style-name="ce27" office:value-type="string" calcext:value-type="string">
            <text:p>Eles são fornecidos por meio de integrações de terceiros separada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2" office:value-type="date" office:date-value="2021-03-01" calcext:value-type="date">
            <text:p>1.3</text:p>
          </table:table-cell>
          <table:table-cell table:style-name="ce28" office:value-type="string" calcext:value-type="string">
            <text:p>Ou eles são nativos da solução com gerenciamento e relatórios simplificado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Analistas de negócios poderão criar robôs por conta própria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2" office:value-type="date" office:date-value="2021-01-02" calcext:value-type="date">
            <text:p>2.1</text:p>
          </table:table-cell>
          <table:table-cell table:style-name="ce28" office:value-type="string" calcext:value-type="string">
            <text:p>E a solução será poderosa o suficiente para desenvolvedore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21-02-02" calcext:value-type="date">
            <text:p>2.2</text:p>
          </table:table-cell>
          <table:table-cell table:style-name="ce27" office:value-type="string" calcext:value-type="string">
            <text:p>O ambiente de design é um ambiente sem codificação que o torna acessível e utilizável para o analista de negócios, mas poderoso o suficiente para que os desenvolvedores construam robôs mais complexos para processos automatizado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string" calcext:value-type="string">
            <text:p>Os analistas de negócios podem executar processos automatizados com e sem supervisão em uma única plataforma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21-01-03" calcext:value-type="date">
            <text:p>3.1</text:p>
          </table:table-cell>
          <table:table-cell table:style-name="ce27" office:value-type="string" calcext:value-type="string">
            <text:p>A solução fornece uma plataforma integrada onde ambas as abordagens de automação funcionam em conjunto para que nossa organização possa implantar prontamente a automação assistida ou não, com base em nossas necessidades de RPA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8" office:value-type="string" calcext:value-type="string">
            <text:p>Os robôs são implantados e executados centralmente em um servidor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style-name="ce23" office:value-type="float" office:value="5" calcext:value-type="float">
            <text:p>5</text:p>
          </table:table-cell>
          <table:table-cell table:style-name="ce27" office:value-type="string" calcext:value-type="string">
            <text:p>A solução entende e integra documentos e dados não estruturados para os processos de negócio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2" office:value-type="date" office:date-value="2021-01-05" calcext:value-type="date">
            <text:p>5.1</text:p>
          </table:table-cell>
          <table:table-cell table:style-name="ce28" office:value-type="string" calcext:value-type="string">
            <text:p>A solução aplica métodos de inteligência artificial, como aprendizado de máquina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21-02-05" calcext:value-type="date">
            <text:p>5.2</text:p>
          </table:table-cell>
          <table:table-cell table:style-name="ce27" office:value-type="string" calcext:value-type="string">
            <text:p>A solução aplica métodos de inteligência artificial, como redes neurai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2" office:value-type="date" office:date-value="2021-03-05" calcext:value-type="date">
            <text:p>5.3</text:p>
          </table:table-cell>
          <table:table-cell table:style-name="ce28" office:value-type="string" calcext:value-type="string">
            <text:p>A solução aplica métodos de inteligência artificial, como OCR inteligente para extrair e classificar as informações de um documento de forma precisa e consistente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O licenciamento do software é flexível e o custo total de propriedade (TCO, na sigla em inglês) se alinha ao valor da solução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2" office:value-type="date" office:date-value="2021-01-06" calcext:value-type="date">
            <text:p>6.1</text:p>
          </table:table-cell>
          <table:table-cell table:style-name="ce28" office:value-type="string" calcext:value-type="string">
            <text:p>Ou o modelo de licenciamento de software está vinculado às nossas máquinas desktop físicas virtuai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21-02-06" calcext:value-type="date">
            <text:p>6.2</text:p>
          </table:table-cell>
          <table:table-cell table:style-name="ce27" office:value-type="string" calcext:value-type="string">
            <text:p>Existe algum custo extra para designers, análises e torre de controle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2" office:value-type="date" office:date-value="2021-03-06" calcext:value-type="date">
            <text:p>6.3</text:p>
          </table:table-cell>
          <table:table-cell table:style-name="ce28" office:value-type="string" calcext:value-type="string">
            <text:p>O TCO está alinhado ao valor dado os recursos técnicos, hardware e software necessários para dar suporte a uma grande infraestrutura de desktop virtual (VDI, na sigla em inglês)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5" table:number-columns-repeated="4"/>
          <table:table-cell table:number-columns-repeated="1020"/>
        </table:table-row>
        <table:table-row table:style-name="ro1">
          <table:table-cell table:style-name="ce19" office:value-type="string" calcext:value-type="string" table:number-columns-spanned="2" table:number-rows-spanned="1">
            <text:p>Total de pontos para Aspectos Globais</text:p>
          </table:table-cell>
          <table:covered-table-cell table:style-name="ce13"/>
          <table:table-cell table:style-name="ce31" table:formula="of:=([.C4]*[.$H4])+([.C5]*[.$H5])+([.C7]*[.$H7])+([.C8]*[.$H8])+([.C9]*[.$H9])+([.C10]*[.$H10])+([.C11]*[.$H11])+([.C12]*[.$H12])+([.C13]*[.$H13])+([.C14]*[.$H14])+([.C15]*[.$H15])+([.C16]*[.$H16])+([.C17]*[.$H17])+([.C18]*[.$H18])+([.C19]*[.$H19])+([.C20]*[.$H20])" office:value-type="float" office:value="0" calcext:value-type="float">
            <text:p>0</text:p>
          </table:table-cell>
          <table:table-cell table:style-name="ce31" table:formula="of:=([.D4]*[.$H4])+([.D5]*[.$H5])+([.D7]*[.$H7])+([.D8]*[.$H8])+([.D9]*[.$H9])+([.D10]*[.$H10])+([.D11]*[.$H11])+([.D12]*[.$H12])+([.D13]*[.$H13])+([.D14]*[.$H14])+([.D15]*[.$H15])+([.D16]*[.$H16])+([.D17]*[.$H17])+([.D18]*[.$H18])+([.D19]*[.$H19])+([.D20]*[.$H20])" office:value-type="float" office:value="0" calcext:value-type="float">
            <text:p>0</text:p>
          </table:table-cell>
          <table:table-cell table:style-name="ce31" table:formula="of:=([.E4]*[.$H4])+([.E5]*[.$H5])+([.E7]*[.$H7])+([.E8]*[.$H8])+([.E9]*[.$H9])+([.E10]*[.$H10])+([.E11]*[.$H11])+([.E12]*[.$H12])+([.E13]*[.$H13])+([.E14]*[.$H14])+([.E15]*[.$H15])+([.E16]*[.$H16])+([.E17]*[.$H17])+([.E18]*[.$H18])+([.E19]*[.$H19])+([.E20]*[.$H20])" office:value-type="float" office:value="0" calcext:value-type="float">
            <text:p>0</text:p>
          </table:table-cell>
          <table:table-cell table:style-name="ce31" table:formula="of:=([.F4]*[.$H4])+([.F5]*[.$H5])+([.F7]*[.$H7])+([.F8]*[.$H8])+([.F9]*[.$H9])+([.F10]*[.$H10])+([.F11]*[.$H11])+([.F12]*[.$H12])+([.F13]*[.$H13])+([.F14]*[.$H14])+([.F15]*[.$H15])+([.F16]*[.$H16])+([.F17]*[.$H17])+([.F18]*[.$H18])+([.F19]*[.$H19])+([.F20]*[.$H20])" office:value-type="float" office:value="0" calcext:value-type="float">
            <text:p>0</text:p>
          </table:table-cell>
          <table:table-cell table:style-name="ce32" table:formula="of:=([.G4]*[.$H4])+([.G5]*[.$H5])+([.G7]*[.$H7])+([.G8]*[.$H8])+([.G9]*[.$H9])+([.G10]*[.$H10])+([.G11]*[.$H11])+([.G12]*[.$H12])+([.G13]*[.$H13])+([.G14]*[.$H14])+([.G15]*[.$H15])+([.G16]*[.$H16])+([.G17]*[.$H17])+([.G18]*[.$H18])+([.G19]*[.$H19])+([.G20]*[.$H20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5" table:number-columns-repeated="4"/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acidades do Robô" table:style-name="ta3"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Marque os itens conforme a especificação de cada ferramenta.</text:p>
          </table:table-cell>
          <table:table-cell table:style-name="ce18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Perguntas</text:p>
          </table:table-cell>
          <table:table-cell table:style-name="ce39" table:formula="of:=[$'Ferramentas e Fornecedores'.B5]" office:value-type="string" office:string-value="Ferramenta RPA 1" calcext:value-type="string">
            <text:p>Ferramenta RPA 1</text:p>
          </table:table-cell>
          <table:table-cell table:style-name="ce39" table:formula="of:=[$'Ferramentas e Fornecedores'.B6]" office:value-type="string" office:string-value="Ferramenta RPA 2" calcext:value-type="string">
            <text:p>Ferramenta RPA 2</text:p>
          </table:table-cell>
          <table:table-cell table:style-name="ce39" table:formula="of:=[$'Ferramentas e Fornecedores'.B7]" office:value-type="string" office:string-value="Ferramenta RPA 3" calcext:value-type="string">
            <text:p>Ferramenta RPA 3</text:p>
          </table:table-cell>
          <table:table-cell table:style-name="ce39" table:formula="of:=[$'Ferramentas e Fornecedores'.B8]" office:value-type="string" office:string-value="Ferramenta RPA 4" calcext:value-type="string">
            <text:p>Ferramenta RPA 4</text:p>
          </table:table-cell>
          <table:table-cell table:style-name="ce39" table:formula="of:=[$'Ferramentas e Fornecedores'.B9]" office:value-type="string" office:string-value="Ferramenta RPA 5" calcext:value-type="string">
            <text:p>Ferramenta RPA 5</text:p>
          </table:table-cell>
          <table:table-cell table:style-name="ce19" office:value-type="string" calcext:value-type="string">
            <text:p>Peso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Os robôs podem interagir com outros sistemas e aplicativos de computador para automatizar tarefas repetitivas do usuário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Os robôs de automação de desktop podem realizar tarefas assistidas lado a lado com usuários e agente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Robôs autônomos podem assumir tarefas inteiras de um usuário e executá-las silenciosamente em segundo plano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7" office:value-type="string" calcext:value-type="string">
            <text:p>Robôs com recursos de automação cognitiva de documentos podem classificar documentos usando OCR e recursos de aprendizado de máquina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 office:value-type="string" calcext:value-type="string">
            <text:p>Robôs com recursos de automação cognitiva de documentos podem compreender e extrair informações específicas de documentos usando OCR e recursos de aprendizado de máquina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 office:value-type="string" calcext:value-type="string">
            <text:p>Os robôs podem ser executados sob demanda (por exemplo, por um usuário específico)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6" office:value-type="string" calcext:value-type="string">
            <text:p>Os robôs podem ser acionados por outro evento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7" office:value-type="string" calcext:value-type="string">
            <text:p>Os robôs podem ser agendado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Total de pontos para Capacidades do Robô</text:p>
          </table:table-cell>
          <table:covered-table-cell table:style-name="ce13"/>
          <table:table-cell table:style-name="ce31" table:formula="of:=([.C4]*[.$H4])+([.C5]*[.$H5])+([.C6]*[.$H6])+([.C7]*[.$H7])+([.C8]*[.$H8])+([.C9]*[.$H9])+([.C10]*[.$H10])+([.C11]*[.$H11])" office:value-type="float" office:value="0" calcext:value-type="float">
            <text:p>0</text:p>
          </table:table-cell>
          <table:table-cell table:style-name="ce31" table:formula="of:=([.D4]*[.$H4])+([.D5]*[.$H5])+([.D6]*[.$H6])+([.D7]*[.$H7])+([.D8]*[.$H8])+([.D9]*[.$H9])+([.D10]*[.$H10])+([.D11]*[.$H11])" office:value-type="float" office:value="0" calcext:value-type="float">
            <text:p>0</text:p>
          </table:table-cell>
          <table:table-cell table:style-name="ce31" table:formula="of:=([.E4]*[.$H4])+([.E5]*[.$H5])+([.E6]*[.$H6])+([.E7]*[.$H7])+([.E8]*[.$H8])+([.E9]*[.$H9])+([.E10]*[.$H10])+([.E11]*[.$H11])" office:value-type="float" office:value="0" calcext:value-type="float">
            <text:p>0</text:p>
          </table:table-cell>
          <table:table-cell table:style-name="ce31" table:formula="of:=([.F4]*[.$H4])+([.F5]*[.$H5])+([.F6]*[.$H6])+([.F7]*[.$H7])+([.F8]*[.$H8])+([.F9]*[.$H9])+([.F10]*[.$H10])+([.F11]*[.$H11])" office:value-type="float" office:value="0" calcext:value-type="float">
            <text:p>0</text:p>
          </table:table-cell>
          <table:table-cell table:style-name="ce32" table:formula="of:=([.G4]*[.$H4])+([.G5]*[.$H5])+([.G6]*[.$H6])+([.G7]*[.$H7])+([.G8]*[.$H8])+([.G9]*[.$H9])+([.G10]*[.$H10])+([.G11]*[.$H11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calabilidade e Performance" table:style-name="ta4">
        <table:table-column table:style-name="co14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Marque os itens conforme a especificação de cada ferramenta.</text:p>
          </table:table-cell>
          <table:table-cell table:style-name="ce18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Perguntas</text:p>
          </table:table-cell>
          <table:table-cell table:style-name="ce39" table:formula="of:=[$'Ferramentas e Fornecedores'.B5]" office:value-type="string" office:string-value="Ferramenta RPA 1" calcext:value-type="string">
            <text:p>Ferramenta RPA 1</text:p>
          </table:table-cell>
          <table:table-cell table:style-name="ce39" table:formula="of:=[$'Ferramentas e Fornecedores'.B6]" office:value-type="string" office:string-value="Ferramenta RPA 2" calcext:value-type="string">
            <text:p>Ferramenta RPA 2</text:p>
          </table:table-cell>
          <table:table-cell table:style-name="ce39" table:formula="of:=[$'Ferramentas e Fornecedores'.B7]" office:value-type="string" office:string-value="Ferramenta RPA 3" calcext:value-type="string">
            <text:p>Ferramenta RPA 3</text:p>
          </table:table-cell>
          <table:table-cell table:style-name="ce39" table:formula="of:=[$'Ferramentas e Fornecedores'.B8]" office:value-type="string" office:string-value="Ferramenta RPA 4" calcext:value-type="string">
            <text:p>Ferramenta RPA 4</text:p>
          </table:table-cell>
          <table:table-cell table:style-name="ce39" table:formula="of:=[$'Ferramentas e Fornecedores'.B9]" office:value-type="string" office:string-value="Ferramenta RPA 5" calcext:value-type="string">
            <text:p>Ferramenta RPA 5</text:p>
          </table:table-cell>
          <table:table-cell table:style-name="ce19" office:value-type="string" calcext:value-type="string">
            <text:p>Peso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Possui arquitetura de escalabilidade horizontal capaz de escalar e suportar milhares de processos robótico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Possui failover integrado capaz de escalar e suportar a execução de milhares de processos robótico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Possui servidores de cluster podem escalar e suportar a execução de milhares de processos robótico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7" office:value-type="string" calcext:value-type="string">
            <text:p>O poderoso processamento in-memory, no lado do servidor, pode eliminar a necessidade de ambientes de desktop virtual adicionais e reduzir o custo total de propriedade (TCO, na sigla em inglês), para os seguintes tipos:</text:p>
          </table:table-cell>
          <table:table-cell table:style-name="ce15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016"/>
        </table:table-row>
        <table:table-row table:style-name="ro1">
          <table:table-cell table:style-name="ce40" office:value-type="date" office:date-value="2021-01-04" calcext:value-type="date">
            <text:p>4.1</text:p>
          </table:table-cell>
          <table:table-cell table:style-name="ce37" office:value-type="string" calcext:value-type="string">
            <text:p>Aplicações Web applications ou websites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0" office:value-type="date" office:date-value="2021-02-04" calcext:value-type="date">
            <text:p>4.2</text:p>
          </table:table-cell>
          <table:table-cell table:style-name="ce37" office:value-type="string" calcext:value-type="string">
            <text:p>Email via cliente web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0" office:value-type="date" office:date-value="2021-03-04" calcext:value-type="date">
            <text:p>4.3</text:p>
          </table:table-cell>
          <table:table-cell table:style-name="ce37" office:value-type="string" calcext:value-type="string">
            <text:p>Aquivos de Texto, planilhas eletrônicas e PDF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0" office:value-type="date" office:date-value="2021-04-04" calcext:value-type="date">
            <text:p>4.4</text:p>
          </table:table-cell>
          <table:table-cell table:style-name="ce37" office:value-type="string" calcext:value-type="string">
            <text:p>Mainframe e Terminal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0" office:value-type="date" office:date-value="2021-05-04" calcext:value-type="date">
            <text:p>4.5</text:p>
          </table:table-cell>
          <table:table-cell table:style-name="ce37" office:value-type="string" calcext:value-type="string">
            <text:p>Bases de dados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0" office:value-type="date" office:date-value="2021-06-04" calcext:value-type="date">
            <text:p>4.6</text:p>
          </table:table-cell>
          <table:table-cell table:style-name="ce37" office:value-type="string" calcext:value-type="string">
            <text:p>Dados nos formatos JSON e XML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0" office:value-type="date" office:date-value="2021-07-04" calcext:value-type="date">
            <text:p>4.7</text:p>
          </table:table-cell>
          <table:table-cell table:style-name="ce37" office:value-type="string" calcext:value-type="string">
            <text:p>File systems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 office:value-type="string" calcext:value-type="string">
            <text:p>Os robôs são distribuídos automaticamente aos recursos disponíveis, dentro de uma lista específica (ou pool de recursos)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 office:value-type="string" calcext:value-type="string">
            <text:p>Os robôs e agentes rodam em container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Total de pontos para Escalabilidade e Performance</text:p>
          </table:table-cell>
          <table:covered-table-cell table:style-name="ce13"/>
          <table:table-cell table:style-name="ce31" table:formula="of:=([.C4]*[.$H4])+([.C5]*[.$H5])+([.C6]*[.$H6])+([.C7]*[.$H7])+([.C8]*[.$H8])+([.C9]*[.$H9])+([.C10]*[.$H10])+([.C11]*[.$H11])+([.C12]*[.$H12])+([.C13]*[.$H13])+([.C14]*[.$H14])+([.C15]*[.$H15])+([.C16]*[.$H16])" office:value-type="float" office:value="0" calcext:value-type="float">
            <text:p>0</text:p>
          </table:table-cell>
          <table:table-cell table:style-name="ce31" table:formula="of:=([.D4]*[.$H4])+([.D5]*[.$H5])+([.D6]*[.$H6])+([.D7]*[.$H7])+([.D8]*[.$H8])+([.D9]*[.$H9])+([.D10]*[.$H10])+([.D11]*[.$H11])+([.D12]*[.$H12])+([.D13]*[.$H13])+([.D14]*[.$H14])+([.D15]*[.$H15])+([.D16]*[.$H16])" office:value-type="float" office:value="0" calcext:value-type="float">
            <text:p>0</text:p>
          </table:table-cell>
          <table:table-cell table:style-name="ce31" table:formula="of:=([.E4]*[.$H4])+([.E5]*[.$H5])+([.E6]*[.$H6])+([.E7]*[.$H7])+([.E8]*[.$H8])+([.E9]*[.$H9])+([.E10]*[.$H10])+([.E11]*[.$H11])+([.E12]*[.$H12])+([.E13]*[.$H13])+([.E14]*[.$H14])+([.E15]*[.$H15])+([.E16]*[.$H16])" office:value-type="float" office:value="0" calcext:value-type="float">
            <text:p>0</text:p>
          </table:table-cell>
          <table:table-cell table:style-name="ce31" table:formula="of:=([.F4]*[.$H4])+([.F5]*[.$H5])+([.F6]*[.$H6])+([.F7]*[.$H7])+([.F8]*[.$H8])+([.F9]*[.$H9])+([.F10]*[.$H10])+([.F11]*[.$H11])+([.F12]*[.$H12])+([.F13]*[.$H13])+([.F14]*[.$H14])+([.F15]*[.$H15])+([.F16]*[.$H16])" office:value-type="float" office:value="0" calcext:value-type="float">
            <text:p>0</text:p>
          </table:table-cell>
          <table:table-cell table:style-name="ce32" table:formula="of:=([.G4]*[.$H4])+([.G5]*[.$H5])+([.G6]*[.$H6])+([.G7]*[.$H7])+([.G8]*[.$H8])+([.G9]*[.$H9])+([.G10]*[.$H10])+([.G11]*[.$H11])+([.G12]*[.$H12])+([.G13]*[.$H13])+([.G14]*[.$H14])+([.G15]*[.$H15])+([.G16]*[.$H16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abilidade" table:style-name="ta5"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Marque os itens conforme a especificação de cada ferramenta.</text:p>
          </table:table-cell>
          <table:table-cell table:style-name="ce18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Perguntas</text:p>
          </table:table-cell>
          <table:table-cell table:style-name="ce39" table:formula="of:=[$'Ferramentas e Fornecedores'.B5]" office:value-type="string" office:string-value="Ferramenta RPA 1" calcext:value-type="string">
            <text:p>Ferramenta RPA 1</text:p>
          </table:table-cell>
          <table:table-cell table:style-name="ce39" table:formula="of:=[$'Ferramentas e Fornecedores'.B6]" office:value-type="string" office:string-value="Ferramenta RPA 2" calcext:value-type="string">
            <text:p>Ferramenta RPA 2</text:p>
          </table:table-cell>
          <table:table-cell table:style-name="ce39" table:formula="of:=[$'Ferramentas e Fornecedores'.B7]" office:value-type="string" office:string-value="Ferramenta RPA 3" calcext:value-type="string">
            <text:p>Ferramenta RPA 3</text:p>
          </table:table-cell>
          <table:table-cell table:style-name="ce39" table:formula="of:=[$'Ferramentas e Fornecedores'.B8]" office:value-type="string" office:string-value="Ferramenta RPA 4" calcext:value-type="string">
            <text:p>Ferramenta RPA 4</text:p>
          </table:table-cell>
          <table:table-cell table:style-name="ce39" table:formula="of:=[$'Ferramentas e Fornecedores'.B9]" office:value-type="string" office:string-value="Ferramenta RPA 5" calcext:value-type="string">
            <text:p>Ferramenta RPA 5</text:p>
          </table:table-cell>
          <table:table-cell table:style-name="ce19" office:value-type="string" calcext:value-type="string">
            <text:p>Peso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O software não depende do registro de cliques e pressionamentos de tecla de um usuário, o que não é facilmente utilizável por outros usuários e é mais difícil de manter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Os robôs podem alertar um administrador quando um aplicativo ou fonte da web (por exemplo, site) muda e apontar onde ocorreu um erro no processo robótico, permitindo uma resolução rápida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Total de pontos para Confiabilidade</text:p>
          </table:table-cell>
          <table:covered-table-cell table:style-name="ce13"/>
          <table:table-cell table:style-name="ce31" table:formula="of:=([.C4]*[.$H4])+([.C5]*[.$H5])" office:value-type="float" office:value="0" calcext:value-type="float">
            <text:p>0</text:p>
          </table:table-cell>
          <table:table-cell table:style-name="ce31" table:formula="of:=([.D4]*[.$H4])+([.D5]*[.$H5])" office:value-type="float" office:value="0" calcext:value-type="float">
            <text:p>0</text:p>
          </table:table-cell>
          <table:table-cell table:style-name="ce31" table:formula="of:=([.E4]*[.$H4])+([.E5]*[.$H5])" office:value-type="float" office:value="0" calcext:value-type="float">
            <text:p>0</text:p>
          </table:table-cell>
          <table:table-cell table:style-name="ce31" table:formula="of:=([.F4]*[.$H4])+([.F5]*[.$H5])" office:value-type="float" office:value="0" calcext:value-type="float">
            <text:p>0</text:p>
          </table:table-cell>
          <table:table-cell table:style-name="ce32" table:formula="of:=([.G4]*[.$H4])+([.G5]*[.$H5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plitude de integração" table:style-name="ta6"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Marque os itens conforme a especificação de cada ferramenta.</text:p>
          </table:table-cell>
          <table:table-cell table:style-name="ce18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Perguntas</text:p>
          </table:table-cell>
          <table:table-cell table:style-name="ce39" table:formula="of:=[$'Ferramentas e Fornecedores'.B5]" office:value-type="string" office:string-value="Ferramenta RPA 1" calcext:value-type="string">
            <text:p>Ferramenta RPA 1</text:p>
          </table:table-cell>
          <table:table-cell table:style-name="ce39" table:formula="of:=[$'Ferramentas e Fornecedores'.B6]" office:value-type="string" office:string-value="Ferramenta RPA 2" calcext:value-type="string">
            <text:p>Ferramenta RPA 2</text:p>
          </table:table-cell>
          <table:table-cell table:style-name="ce39" table:formula="of:=[$'Ferramentas e Fornecedores'.B7]" office:value-type="string" office:string-value="Ferramenta RPA 3" calcext:value-type="string">
            <text:p>Ferramenta RPA 3</text:p>
          </table:table-cell>
          <table:table-cell table:style-name="ce39" table:formula="of:=[$'Ferramentas e Fornecedores'.B8]" office:value-type="string" office:string-value="Ferramenta RPA 4" calcext:value-type="string">
            <text:p>Ferramenta RPA 4</text:p>
          </table:table-cell>
          <table:table-cell table:style-name="ce39" table:formula="of:=[$'Ferramentas e Fornecedores'.B9]" office:value-type="string" office:string-value="Ferramenta RPA 5" calcext:value-type="string">
            <text:p>Ferramenta RPA 5</text:p>
          </table:table-cell>
          <table:table-cell table:style-name="ce19" office:value-type="string" calcext:value-type="string">
            <text:p>Peso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Lida com grande variedade de aplicativos legados e em nuvem, aplicativos de terminal e fontes de dados como sites, portais, Excel, bem como bancos de dados, PDF e XML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Para bases de dados não contempladas, permite importação de driver que permita a conexão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Possui conectividade de automação nativa in-memory em aplicativos-chave como SAP e ERP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7" office:value-type="string" calcext:value-type="string">
            <text:p>Possui conectividade de automação nativa para aplicativos de terminal (IBM 3270, 5250, VT100)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 office:value-type="string" calcext:value-type="string">
            <text:p>A integração do lado do servidor para aplicativos da web, sites e portais oferece a capacidade de executar várias sessões da web simultâneas em um servidor, sem a necessidade de se conectar a um desktop virtual separado ou servidor que tenha um navegador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 office:value-type="string" calcext:value-type="string">
            <text:p>Oferece APIs geradas automaticamente para integração com outros aplicativos e processos de Workflow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6" office:value-type="string" calcext:value-type="string">
            <text:p>Integra-se com ambientes de desktop remotos, como Citrix ou outro ambiente baseado em pixel/image-only, apenas com Intelligent Screen Automation (alimentado por tecnologias de visão computacional)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7" office:value-type="string" calcext:value-type="string">
            <text:p>Pode facilmente integrar um robô com sistemas avançados de aprendizagem, como IBM Watson, para entender o conteúdo e lidar com exceções em vez de envolver humano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6" office:value-type="string" calcext:value-type="string">
            <text:p>Vem com gerenciamento de processos de negócios e recursos de mineração de processo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Total de pontos para Amplitude de integração</text:p>
          </table:table-cell>
          <table:covered-table-cell table:style-name="ce13"/>
          <table:table-cell table:style-name="ce31" table:formula="of:=([.C4]*[.$H4])+([.C5]*[.$H5])+([.C6]*[.$H6])+([.C7]*[.$H7])+([.C8]*[.$H8])+([.C9]*[.$H9])+([.C10]*[.$H10])+([.C11]*[.$H11])+([.C12]*[.$H12])" office:value-type="float" office:value="0" calcext:value-type="float">
            <text:p>0</text:p>
          </table:table-cell>
          <table:table-cell table:style-name="ce31" table:formula="of:=([.D4]*[.$H4])+([.D5]*[.$H5])+([.D6]*[.$H6])+([.D7]*[.$H7])+([.D8]*[.$H8])+([.D9]*[.$H9])+([.D10]*[.$H10])+([.D11]*[.$H11])+([.D12]*[.$H12])" office:value-type="float" office:value="0" calcext:value-type="float">
            <text:p>0</text:p>
          </table:table-cell>
          <table:table-cell table:style-name="ce31" table:formula="of:=([.E4]*[.$H4])+([.E5]*[.$H5])+([.E6]*[.$H6])+([.E7]*[.$H7])+([.E8]*[.$H8])+([.E9]*[.$H9])+([.E10]*[.$H10])+([.E11]*[.$H11])+([.E12]*[.$H12])" office:value-type="float" office:value="0" calcext:value-type="float">
            <text:p>0</text:p>
          </table:table-cell>
          <table:table-cell table:style-name="ce31" table:formula="of:=([.F4]*[.$H4])+([.F5]*[.$H5])+([.F6]*[.$H6])+([.F7]*[.$H7])+([.F8]*[.$H8])+([.F9]*[.$H9])+([.F10]*[.$H10])+([.F11]*[.$H11])+([.F12]*[.$H12])" office:value-type="float" office:value="0" calcext:value-type="float">
            <text:p>0</text:p>
          </table:table-cell>
          <table:table-cell table:style-name="ce32" table:formula="of:=([.G4]*[.$H4])+([.G5]*[.$H5])+([.G6]*[.$H6])+([.G7]*[.$H7])+([.G8]*[.$H8])+([.G9]*[.$H9])+([.G10]*[.$H10])+([.G11]*[.$H11])+([.G12]*[.$H12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renciamento e Administração" table:style-name="ta7"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Marque os itens conforme a especificação de cada ferramenta.</text:p>
          </table:table-cell>
          <table:table-cell table:style-name="ce18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Perguntas</text:p>
          </table:table-cell>
          <table:table-cell table:style-name="ce39" table:formula="of:=[$'Ferramentas e Fornecedores'.B5]" office:value-type="string" office:string-value="Ferramenta RPA 1" calcext:value-type="string">
            <text:p>Ferramenta RPA 1</text:p>
          </table:table-cell>
          <table:table-cell table:style-name="ce39" table:formula="of:=[$'Ferramentas e Fornecedores'.B6]" office:value-type="string" office:string-value="Ferramenta RPA 2" calcext:value-type="string">
            <text:p>Ferramenta RPA 2</text:p>
          </table:table-cell>
          <table:table-cell table:style-name="ce39" table:formula="of:=[$'Ferramentas e Fornecedores'.B7]" office:value-type="string" office:string-value="Ferramenta RPA 3" calcext:value-type="string">
            <text:p>Ferramenta RPA 3</text:p>
          </table:table-cell>
          <table:table-cell table:style-name="ce39" table:formula="of:=[$'Ferramentas e Fornecedores'.B8]" office:value-type="string" office:string-value="Ferramenta RPA 4" calcext:value-type="string">
            <text:p>Ferramenta RPA 4</text:p>
          </table:table-cell>
          <table:table-cell table:style-name="ce39" table:formula="of:=[$'Ferramentas e Fornecedores'.B9]" office:value-type="string" office:string-value="Ferramenta RPA 5" calcext:value-type="string">
            <text:p>Ferramenta RPA 5</text:p>
          </table:table-cell>
          <table:table-cell table:style-name="ce19" office:value-type="string" calcext:value-type="string">
            <text:p>Peso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olução pode ser gerenciada por meio de um ponto central de controle para evitar riscos de conformidade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Possui gerenciamento de credenciais para diversos ambientes como sistemas de desenvolvimento, teste e produção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Possui arquitetura Multi-tenant, incluíndo gerenciamento independente dos diversos tipos de usuáros dentro de cada tenant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7" office:value-type="string" calcext:value-type="string">
            <text:p>Pode também publicar robôs centralmente em vez de publicá-los em desktops individuais ou ambientes de desktop virtualizado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 office:value-type="string" calcext:value-type="string">
            <text:p>Fornece opções flexíveis sobre quando e como um robô é executado, incluindo agendamento, sendo chamado por um usuário, um aplicativo ou um evento específico e em um processo de fluxo de trabalho externo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 office:value-type="string" calcext:value-type="string">
            <text:p>Fornece mineração de processo abrangente, incluindo monitoramento de robô e de sistema, análise e inteligência de processo para garantir que tudo funcione sem problemas, e os administradores de processo são capazes de medir processos e áreas onde melhorias podem ser feita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Total de pontos para Gerenciamento e Administração</text:p>
          </table:table-cell>
          <table:covered-table-cell table:style-name="ce13"/>
          <table:table-cell table:style-name="ce31" table:formula="of:=([.C4]*[.$H4])+([.C5]*[.$H5])+([.C6]*[.$H6])+([.C7]*[.$H7])+([.C8]*[.$H8])+([.C9]*[.$H9])" office:value-type="float" office:value="0" calcext:value-type="float">
            <text:p>0</text:p>
          </table:table-cell>
          <table:table-cell table:style-name="ce31" table:formula="of:=([.D4]*[.$H4])+([.D5]*[.$H5])+([.D6]*[.$H6])+([.D7]*[.$H7])+([.D8]*[.$H8])+([.D9]*[.$H9])" office:value-type="float" office:value="0" calcext:value-type="float">
            <text:p>0</text:p>
          </table:table-cell>
          <table:table-cell table:style-name="ce31" table:formula="of:=([.E4]*[.$H4])+([.E5]*[.$H5])+([.E6]*[.$H6])+([.E7]*[.$H7])+([.E8]*[.$H8])+([.E9]*[.$H9])" office:value-type="float" office:value="0" calcext:value-type="float">
            <text:p>0</text:p>
          </table:table-cell>
          <table:table-cell table:style-name="ce31" table:formula="of:=([.F4]*[.$H4])+([.F5]*[.$H5])+([.F6]*[.$H6])+([.F7]*[.$H7])+([.F8]*[.$H8])+([.F9]*[.$H9])" office:value-type="float" office:value="0" calcext:value-type="float">
            <text:p>0</text:p>
          </table:table-cell>
          <table:table-cell table:style-name="ce32" table:formula="of:=([.G4]*[.$H4])+([.G5]*[.$H5])+([.G6]*[.$H6])+([.G7]*[.$H7])+([.G8]*[.$H8])+([.G9]*[.$H9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to e gerenciamento unificados de robôs" table:style-name="ta8">
        <table:table-column table:style-name="co14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Marque os itens conforme a especificação de cada ferramenta.</text:p>
          </table:table-cell>
          <table:table-cell table:style-name="ce18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Perguntas</text:p>
          </table:table-cell>
          <table:table-cell table:style-name="ce39" table:formula="of:=[$'Ferramentas e Fornecedores'.B5]" office:value-type="string" office:string-value="Ferramenta RPA 1" calcext:value-type="string">
            <text:p>Ferramenta RPA 1</text:p>
          </table:table-cell>
          <table:table-cell table:style-name="ce39" table:formula="of:=[$'Ferramentas e Fornecedores'.B6]" office:value-type="string" office:string-value="Ferramenta RPA 2" calcext:value-type="string">
            <text:p>Ferramenta RPA 2</text:p>
          </table:table-cell>
          <table:table-cell table:style-name="ce39" table:formula="of:=[$'Ferramentas e Fornecedores'.B7]" office:value-type="string" office:string-value="Ferramenta RPA 3" calcext:value-type="string">
            <text:p>Ferramenta RPA 3</text:p>
          </table:table-cell>
          <table:table-cell table:style-name="ce39" table:formula="of:=[$'Ferramentas e Fornecedores'.B8]" office:value-type="string" office:string-value="Ferramenta RPA 4" calcext:value-type="string">
            <text:p>Ferramenta RPA 4</text:p>
          </table:table-cell>
          <table:table-cell table:style-name="ce39" table:formula="of:=[$'Ferramentas e Fornecedores'.B9]" office:value-type="string" office:string-value="Ferramenta RPA 5" calcext:value-type="string">
            <text:p>Ferramenta RPA 5</text:p>
          </table:table-cell>
          <table:table-cell table:style-name="ce19" office:value-type="string" calcext:value-type="string">
            <text:p>Peso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Fornece um único ambiente de design em vez de várias ferramentas de design para aprender um aplicativo e projetar o processo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Interface visual permite que os construtores de robôs reconheçam visualmente aplicativos, áreas da tela e objetos em tempo real enquanto criam o workflow de automação do robô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Aplicativos, janelas pop-up e outros componentes individuaisde tela ou widgets podem ser associados automaticamente às suas atribuições individuais no processo de automação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Adiciona rapidamente lógica de negócios que transforma e valida os dados.</text:p>
          </table:table-cell>
          <table:table-cell table:number-columns-repeated="5" table:style-name="ce44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 office:value-type="string" calcext:value-type="string">
            <text:p>Conecta múltiplos conjuntos de dado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 office:value-type="string" calcext:value-type="string">
            <text:p>Regras de negócios podem ser editadas durante o teste, a depuração ou processos robótico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6" office:value-type="string" calcext:value-type="string">
            <text:p>Realiza testes e depuração em tempo real no aplicativo de destino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7" office:value-type="string" calcext:value-type="string">
            <text:p>Por meio do software de controle de versão padrão da indústria, escale a publicação de robôs e gerencie por meio de um único console, ajudando os usuários a documentar e rastrear as alterações do robô, solucionar problemas facilmente e reverter para versões anteriores caso surja um conflito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6" office:value-type="string" calcext:value-type="string">
            <text:p>Permite processos mais complexos com caminhos de processamento diferentes, além do processo linear "caminho feliz" esperado - do qual as ferramentas de gravação dependem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37" office:value-type="string" calcext:value-type="string">
            <text:p>Fornece recurso de sincronização de projetos em um estúdio de design e console de gerenciamento com suporte ao design de robôs, colaboração de desenvolvedores e solução de conflitos de arquivos, incluindo compartilhamento de robôs, tipos, snippets, recursos e credenciai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6" office:value-type="string" calcext:value-type="string">
            <text:p>Estúdio de design apresenta ferramentas de design, publicação, controle de qualidade (QA) e ferramentas de suporte à produção (incluindo dashboards, agendador e visualizadores para a fontes de dados)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43" office:value-type="string" calcext:value-type="string">
            <text:p>Analistas de negócio podem projetar robôs - sem codificação - embora o software seja poderoso e flexível para desenvolvedores.</text:p>
          </table:table-cell>
          <table:table-cell table:number-columns-repeated="5" table:style-name="ce44"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6" office:value-type="string" calcext:value-type="string">
            <text:p>Aplica lógica avançada de negócios e regras de workflow para fornecer robôs mais inteligente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43" office:value-type="string" calcext:value-type="string">
            <text:p>O ambiente integrado de teste e depuração em tempo real pode fornecer execução visual passo a passo e pontos de interrupção úteis para verificação de erros.</text:p>
          </table:table-cell>
          <table:table-cell table:number-columns-repeated="5" table:style-name="ce44"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Total de pontos para Proj. e gerenciamento unificados de robôs</text:p>
          </table:table-cell>
          <table:covered-table-cell table:style-name="ce13"/>
          <table:table-cell table:style-name="ce31" table:formula="of:=([.C4]*[.$H4])+([.C5]*[.$H5])+([.C6]*[.$H6])+([.C7]*[.$H7])+([.C8]*[.$H8])+([.C9]*[.$H9])+([.C10]*[.$H10])+([.C11]*[.$H11])+([.C12]*[.$H12])+([.C13]*[.$H13])+([.C14]*[.$H14])+([.C15]*[.$H15])+([.C16]*[.$H16])+([.C17]*[.$H17])" office:value-type="float" office:value="0" calcext:value-type="float">
            <text:p>0</text:p>
          </table:table-cell>
          <table:table-cell table:style-name="ce31" table:formula="of:=([.D4]*[.$H4])+([.D5]*[.$H5])+([.D6]*[.$H6])+([.D7]*[.$H7])+([.D8]*[.$H8])+([.D9]*[.$H9])+([.D10]*[.$H10])+([.D11]*[.$H11])+([.D12]*[.$H12])+([.D13]*[.$H13])+([.D14]*[.$H14])+([.D15]*[.$H15])+([.D16]*[.$H16])+([.D17]*[.$H17])" office:value-type="float" office:value="0" calcext:value-type="float">
            <text:p>0</text:p>
          </table:table-cell>
          <table:table-cell table:style-name="ce31" table:formula="of:=([.E4]*[.$H4])+([.E5]*[.$H5])+([.E6]*[.$H6])+([.E7]*[.$H7])+([.E8]*[.$H8])+([.E9]*[.$H9])+([.E10]*[.$H10])+([.E11]*[.$H11])+([.E12]*[.$H12])+([.E13]*[.$H13])+([.E14]*[.$H14])+([.E15]*[.$H15])+([.E16]*[.$H16])+([.E17]*[.$H17])" office:value-type="float" office:value="0" calcext:value-type="float">
            <text:p>0</text:p>
          </table:table-cell>
          <table:table-cell table:style-name="ce31" table:formula="of:=([.F4]*[.$H4])+([.F5]*[.$H5])+([.F6]*[.$H6])+([.F7]*[.$H7])+([.F8]*[.$H8])+([.F9]*[.$H9])+([.F10]*[.$H10])+([.F11]*[.$H11])+([.F12]*[.$H12])+([.F13]*[.$H13])+([.F14]*[.$H14])+([.F15]*[.$H15])+([.F16]*[.$H16])+([.F17]*[.$H17])" office:value-type="float" office:value="0" calcext:value-type="float">
            <text:p>0</text:p>
          </table:table-cell>
          <table:table-cell table:style-name="ce32" table:formula="of:=([.G4]*[.$H4])+([.G5]*[.$H5])+([.G6]*[.$H6])+([.G7]*[.$H7])+([.G8]*[.$H8])+([.G9]*[.$H9])+([.G10]*[.$H10])+([.G11]*[.$H11])+([.G12]*[.$H12])+([.G13]*[.$H13])+([.G14]*[.$H14])+([.G15]*[.$H15])+([.G16]*[.$H16])+([.G17]*[.$H17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gurança" table:style-name="ta9"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Marque os itens conforme a especificação de cada ferramenta.</text:p>
          </table:table-cell>
          <table:table-cell table:style-name="ce18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Perguntas</text:p>
          </table:table-cell>
          <table:table-cell table:style-name="ce39" table:formula="of:=[$'Ferramentas e Fornecedores'.B5]" office:value-type="string" office:string-value="Ferramenta RPA 1" calcext:value-type="string">
            <text:p>Ferramenta RPA 1</text:p>
          </table:table-cell>
          <table:table-cell table:style-name="ce39" table:formula="of:=[$'Ferramentas e Fornecedores'.B6]" office:value-type="string" office:string-value="Ferramenta RPA 2" calcext:value-type="string">
            <text:p>Ferramenta RPA 2</text:p>
          </table:table-cell>
          <table:table-cell table:style-name="ce39" table:formula="of:=[$'Ferramentas e Fornecedores'.B7]" office:value-type="string" office:string-value="Ferramenta RPA 3" calcext:value-type="string">
            <text:p>Ferramenta RPA 3</text:p>
          </table:table-cell>
          <table:table-cell table:style-name="ce39" table:formula="of:=[$'Ferramentas e Fornecedores'.B8]" office:value-type="string" office:string-value="Ferramenta RPA 4" calcext:value-type="string">
            <text:p>Ferramenta RPA 4</text:p>
          </table:table-cell>
          <table:table-cell table:style-name="ce39" table:formula="of:=[$'Ferramentas e Fornecedores'.B9]" office:value-type="string" office:string-value="Ferramenta RPA 5" calcext:value-type="string">
            <text:p>Ferramenta RPA 5</text:p>
          </table:table-cell>
          <table:table-cell table:style-name="ce19" office:value-type="string" calcext:value-type="string">
            <text:p>Peso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Pode facilmente integrar perfis de acesso de usuário existentes para fins de segurança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Conecta-se facilmente ao Windows Active Directory para manter credenciais de logon único (single-sign-on)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Conecta-se facilmente a LDAP para manter credenciais de logon único (single-sign-on)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7" office:value-type="string" calcext:value-type="string">
            <text:p>Possui acesso de usuário segmentado e gerenciamento de perfil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 office:value-type="string" calcext:value-type="string">
            <text:p>Permite a auditoria de todas as atividades de usuário e de sistema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 office:value-type="string" calcext:value-type="string">
            <text:p>Implementa Lei Geral de Proteção de Dados (LGPD) - Brasil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6" office:value-type="string" calcext:value-type="string">
            <text:p>Implementa General Data Protection Regulation (GDPR) - União Européia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7" office:value-type="string" calcext:value-type="string">
            <text:p>Fornece acesso seguro à console de gerenciamento usando HTTPS e autenticação de usuário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6" office:value-type="string" calcext:value-type="string">
            <text:p>Garante comunicação segura com servidores usando SSL e conexões autenticada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37" office:value-type="string" calcext:value-type="string">
            <text:p>Fornece armazenamento de credenciais e criptografia forte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6" office:value-type="string" calcext:value-type="string">
            <text:p>Permite uso de certificado digital para controle de acesso de usuário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Total de pontos para Segurança</text:p>
          </table:table-cell>
          <table:covered-table-cell table:style-name="ce13"/>
          <table:table-cell table:style-name="ce31" table:formula="of:=([.C4]*[.$H4])+([.C5]*[.$H5])+([.C6]*[.$H6])+([.C7]*[.$H7])+([.C8]*[.$H8])+([.C9]*[.$H9])+([.C10]*[.$H10])+([.C11]*[.$H11])+([.C12]*[.$H12])+([.C13]*[.$H13])+([.C14]*[.$H14])" office:value-type="float" office:value="0" calcext:value-type="float">
            <text:p>0</text:p>
          </table:table-cell>
          <table:table-cell table:style-name="ce31" table:formula="of:=([.D4]*[.$H4])+([.D5]*[.$H5])+([.D6]*[.$H6])+([.D7]*[.$H7])+([.D8]*[.$H8])+([.D9]*[.$H9])+([.D10]*[.$H10])+([.D11]*[.$H11])+([.D12]*[.$H12])+([.D13]*[.$H13])+([.D14]*[.$H14])" office:value-type="float" office:value="0" calcext:value-type="float">
            <text:p>0</text:p>
          </table:table-cell>
          <table:table-cell table:style-name="ce31" table:formula="of:=([.E4]*[.$H4])+([.E5]*[.$H5])+([.E6]*[.$H6])+([.E7]*[.$H7])+([.E8]*[.$H8])+([.E9]*[.$H9])+([.E10]*[.$H10])+([.E11]*[.$H11])+([.E12]*[.$H12])+([.E13]*[.$H13])+([.E14]*[.$H14])" office:value-type="float" office:value="0" calcext:value-type="float">
            <text:p>0</text:p>
          </table:table-cell>
          <table:table-cell table:style-name="ce31" table:formula="of:=([.F4]*[.$H4])+([.F5]*[.$H5])+([.F6]*[.$H6])+([.F7]*[.$H7])+([.F8]*[.$H8])+([.F9]*[.$H9])+([.F10]*[.$H10])+([.F11]*[.$H11])+([.F12]*[.$H12])+([.F13]*[.$H13])+([.F14]*[.$H14])" office:value-type="float" office:value="0" calcext:value-type="float">
            <text:p>0</text:p>
          </table:table-cell>
          <table:table-cell table:style-name="ce32" table:formula="of:=([.G4]*[.$H4])+([.G5]*[.$H5])+([.G6]*[.$H6])+([.G7]*[.$H7])+([.G8]*[.$H8])+([.G9]*[.$H9])+([.G10]*[.$H10])+([.G11]*[.$H11])+([.G12]*[.$H12])+([.G13]*[.$H13])+([.G14]*[.$H14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o de Licenciamento" table:style-name="ta10"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Marque os itens conforme a especificação de cada ferramenta.</text:p>
          </table:table-cell>
          <table:table-cell table:style-name="ce18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38" table:number-columns-repeated="5"/>
          <table:table-cell table:style-name="ce18"/>
          <table:table-cell table:number-columns-repeated="1016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Perguntas</text:p>
          </table:table-cell>
          <table:table-cell table:style-name="ce39" table:formula="of:=[$'Ferramentas e Fornecedores'.B5]" office:value-type="string" office:string-value="Ferramenta RPA 1" calcext:value-type="string">
            <text:p>Ferramenta RPA 1</text:p>
          </table:table-cell>
          <table:table-cell table:style-name="ce39" table:formula="of:=[$'Ferramentas e Fornecedores'.B6]" office:value-type="string" office:string-value="Ferramenta RPA 2" calcext:value-type="string">
            <text:p>Ferramenta RPA 2</text:p>
          </table:table-cell>
          <table:table-cell table:style-name="ce39" table:formula="of:=[$'Ferramentas e Fornecedores'.B7]" office:value-type="string" office:string-value="Ferramenta RPA 3" calcext:value-type="string">
            <text:p>Ferramenta RPA 3</text:p>
          </table:table-cell>
          <table:table-cell table:style-name="ce39" table:formula="of:=[$'Ferramentas e Fornecedores'.B8]" office:value-type="string" office:string-value="Ferramenta RPA 4" calcext:value-type="string">
            <text:p>Ferramenta RPA 4</text:p>
          </table:table-cell>
          <table:table-cell table:style-name="ce39" table:formula="of:=[$'Ferramentas e Fornecedores'.B9]" office:value-type="string" office:string-value="Ferramenta RPA 5" calcext:value-type="string">
            <text:p>Ferramenta RPA 5</text:p>
          </table:table-cell>
          <table:table-cell table:style-name="ce19" office:value-type="string" calcext:value-type="string">
            <text:p>Peso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Não há limites ao número de robôs ou processos robóticos que podem ser projetado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A licença é consumida apenas enquanto o robô está em execução. A licença não é vinculada e bloqueada para um desktop, mesmo se não for usado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Nenhuma licença é necessária para que o ambiente de desenvolvimento e as estações de design no processo de construção, teste e depuração dos robô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7" office:value-type="string" calcext:value-type="string">
            <text:p>Nenhuma licença adicional é necessária para componentes de produção, como central de controle, alta disponibilidade, automação cognitiva de documentos ou analytic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 office:value-type="string" calcext:value-type="string">
            <text:p>Qualquer robô pode consumir uma licença do pool de licenças disponíveis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 office:value-type="string" calcext:value-type="string">
            <text:p>Nenhuma licença específica é necessária para o tipo de robô, como robôs assistidos ou autônomos.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6" office:value-type="string" calcext:value-type="string">
            <text:p>O licenciamento flexível se adapta a uma ampla variedade de casos, incluindo processos de cauda longa.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Total de pontos para Modelo de Licenciamento</text:p>
          </table:table-cell>
          <table:covered-table-cell table:style-name="ce13"/>
          <table:table-cell table:style-name="ce31" table:formula="of:=([.C4]*[.$H4])+([.C5]*[.$H5])+([.C6]*[.$H6])+([.C7]*[.$H7])+([.C8]*[.$H8])+([.C9]*[.$H9])+([.C10]*[.$H10])" office:value-type="float" office:value="0" calcext:value-type="float">
            <text:p>0</text:p>
          </table:table-cell>
          <table:table-cell table:style-name="ce31" table:formula="of:=([.D4]*[.$H4])+([.D5]*[.$H5])+([.D6]*[.$H6])+([.D7]*[.$H7])+([.D8]*[.$H8])+([.D9]*[.$H9])+([.D10]*[.$H10])" office:value-type="float" office:value="0" calcext:value-type="float">
            <text:p>0</text:p>
          </table:table-cell>
          <table:table-cell table:style-name="ce31" table:formula="of:=([.E4]*[.$H4])+([.E5]*[.$H5])+([.E6]*[.$H6])+([.E7]*[.$H7])+([.E8]*[.$H8])+([.E9]*[.$H9])+([.E10]*[.$H10])" office:value-type="float" office:value="0" calcext:value-type="float">
            <text:p>0</text:p>
          </table:table-cell>
          <table:table-cell table:style-name="ce31" table:formula="of:=([.F4]*[.$H4])+([.F5]*[.$H5])+([.F6]*[.$H6])+([.F7]*[.$H7])+([.F8]*[.$H8])+([.F9]*[.$H9])+([.F10]*[.$H10])" office:value-type="float" office:value="0" calcext:value-type="float">
            <text:p>0</text:p>
          </table:table-cell>
          <table:table-cell table:style-name="ce32" table:formula="of:=([.G4]*[.$H4])+([.G5]*[.$H5])+([.G6]*[.$H6])+([.G7]*[.$H7])+([.G8]*[.$H8])+([.G9]*[.$H9])+([.G10]*[.$H10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s" table:style-name="ta11"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5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reencha as tabelas abaixo conforme proposta enviada pelos respectivos fornecedores</text:p>
          </table:table-cell>
          <table:table-cell table:style-name="ce46" table:number-columns-repeated="5"/>
          <table:table-cell table:number-columns-repeated="1018"/>
        </table:table-row>
        <table:table-row table:style-name="ro1">
          <table:table-cell table:style-name="ce46" table:number-columns-repeated="6"/>
          <table:table-cell table:number-columns-repeated="1018"/>
        </table:table-row>
        <table:table-row table:style-name="ro1">
          <table:table-cell table:style-name="ce47" table:formula="of:=[$'Ferramentas e Fornecedores'.B5]" office:value-type="string" office:string-value="Ferramenta RPA 1" calcext:value-type="string" table:number-columns-spanned="6" table:number-rows-spanned="1">
            <text:p>Ferramenta RPA 1</text:p>
          </table:table-cell>
          <table:covered-table-cell table:number-columns-repeated="4" table:style-name="ce17"/>
          <table:covered-table-cell table:style-name="ce13"/>
          <table:table-cell table:number-columns-repeated="1018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39" office:value-type="string" calcext:value-type="string">
            <text:p>Descrição</text:p>
          </table:table-cell>
          <table:table-cell table:style-name="ce39" office:value-type="string" calcext:value-type="string">
            <text:p>Unidade</text:p>
          </table:table-cell>
          <table:table-cell table:style-name="ce39" office:value-type="string" calcext:value-type="string">
            <text:p>Quantidade</text:p>
          </table:table-cell>
          <table:table-cell table:style-name="ce39" office:value-type="string" calcext:value-type="string">
            <text:p>Valor Unitário (R$)</text:p>
          </table:table-cell>
          <table:table-cell table:style-name="ce39" office:value-type="string" calcext:value-type="string">
            <text:p>Valor Total (R$)</text:p>
          </table:table-cell>
          <table:table-cell table:number-columns-repeated="101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ubscrição 1</text:p>
          </table:table-cell>
          <table:table-cell table:style-name="ce51" office:value-type="string" calcext:value-type="string">
            <text:p>Unidade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currency" office:currency="R$ " office:value="10.5" calcext:value-type="currency">
            <text:p>R$ 10.50</text:p>
          </table:table-cell>
          <table:table-cell table:style-name="ce58" table:formula="of:=[.E5]*[.D5]" office:value-type="currency" office:currency="R$ " office:value="21" calcext:value-type="currency">
            <text:p>R$ 21.00</text:p>
          </table:table-cell>
          <table:table-cell table:number-columns-repeated="1018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Instalação e configuração</text:p>
          </table:table-cell>
          <table:table-cell table:style-name="ce52" office:value-type="string" calcext:value-type="string">
            <text:p>Serviços</text:p>
          </table:table-cell>
          <table:table-cell table:style-name="ce30" office:value-type="float" office:value="1" calcext:value-type="float">
            <text:p>1</text:p>
          </table:table-cell>
          <table:table-cell table:style-name="ce58" office:value-type="currency" office:currency="R$ " office:value="20" calcext:value-type="currency">
            <text:p>R$ 20.00</text:p>
          </table:table-cell>
          <table:table-cell table:style-name="ce58" table:formula="of:=[.E6]*[.D6]" office:value-type="currency" office:currency="R$ " office:value="20" calcext:value-type="currency">
            <text:p>R$ 20.00</text:p>
          </table:table-cell>
          <table:table-cell table:number-columns-repeated="101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Operação assistida</text:p>
          </table:table-cell>
          <table:table-cell table:style-name="ce51" office:value-type="string" calcext:value-type="string">
            <text:p>Meses</text:p>
          </table:table-cell>
          <table:table-cell table:style-name="ce29" office:value-type="float" office:value="4" calcext:value-type="float">
            <text:p>4</text:p>
          </table:table-cell>
          <table:table-cell table:style-name="ce58" office:value-type="currency" office:currency="R$ " office:value="12" calcext:value-type="currency">
            <text:p>R$ 12.00</text:p>
          </table:table-cell>
          <table:table-cell table:style-name="ce58" table:formula="of:=[.E7]*[.D7]" office:value-type="currency" office:currency="R$ " office:value="48" calcext:value-type="currency">
            <text:p>R$ 48.00</text:p>
          </table:table-cell>
          <table:table-cell table:number-columns-repeated="1018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52"/>
          <table:table-cell table:style-name="ce30"/>
          <table:table-cell table:style-name="ce58"/>
          <table:table-cell table:style-name="ce58" table:formula="of:=[.E8]*[.D8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/>
          <table:table-cell table:style-name="ce51"/>
          <table:table-cell table:style-name="ce29"/>
          <table:table-cell table:style-name="ce58"/>
          <table:table-cell table:style-name="ce58" table:formula="of:=[.E9]*[.D9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/>
          <table:table-cell table:style-name="ce52"/>
          <table:table-cell table:style-name="ce30"/>
          <table:table-cell table:style-name="ce58"/>
          <table:table-cell table:style-name="ce58" table:formula="of:=[.E10]*[.D10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0"/>
          <table:table-cell table:style-name="ce53"/>
          <table:table-cell table:style-name="ce56"/>
          <table:table-cell table:style-name="ce58"/>
          <table:table-cell table:style-name="ce58" table:formula="of:=[.E11]*[.D11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 table:style-name="ce17"/>
          <table:table-cell table:style-name="ce57" table:formula="of:=SUM([.D5:.D11])" office:value-type="float" office:value="7" calcext:value-type="float">
            <text:p>7</text:p>
          </table:table-cell>
          <table:table-cell table:style-name="ce54" table:formula="of:=SUM([.E5:.E11])" office:value-type="currency" office:currency="R$ " office:value="42.5" calcext:value-type="currency">
            <text:p>R$ 42.50</text:p>
          </table:table-cell>
          <table:table-cell table:style-name="ce54" table:formula="of:=SUM([.F5:.F11])" office:value-type="currency" office:currency="R$ " office:value="89" calcext:value-type="currency">
            <text:p>R$ 89.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7" table:formula="of:=[$'Ferramentas e Fornecedores'.B6]" office:value-type="string" office:string-value="Ferramenta RPA 2" calcext:value-type="string" table:number-columns-spanned="6" table:number-rows-spanned="1">
            <text:p>Ferramenta RPA 2</text:p>
          </table:table-cell>
          <table:covered-table-cell table:number-columns-repeated="4" table:style-name="ce17"/>
          <table:covered-table-cell table:style-name="ce13"/>
          <table:table-cell table:number-columns-repeated="1018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39" office:value-type="string" calcext:value-type="string">
            <text:p>Descrição</text:p>
          </table:table-cell>
          <table:table-cell table:style-name="ce39" office:value-type="string" calcext:value-type="string">
            <text:p>Unidade</text:p>
          </table:table-cell>
          <table:table-cell table:style-name="ce39" office:value-type="string" calcext:value-type="string">
            <text:p>Quantidade</text:p>
          </table:table-cell>
          <table:table-cell table:style-name="ce39" office:value-type="string" calcext:value-type="string">
            <text:p>Valor Unitário (R$)</text:p>
          </table:table-cell>
          <table:table-cell table:style-name="ce39" office:value-type="string" calcext:value-type="string">
            <text:p>Valor Total (R$)</text:p>
          </table:table-cell>
          <table:table-cell table:number-columns-repeated="101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ubscrição 1</text:p>
          </table:table-cell>
          <table:table-cell table:style-name="ce51" office:value-type="string" calcext:value-type="string">
            <text:p>Unidade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currency" office:currency="R$ " office:value="10.5" calcext:value-type="currency">
            <text:p>R$ 10.50</text:p>
          </table:table-cell>
          <table:table-cell table:style-name="ce58" table:formula="of:=[.E16]*[.D16]" office:value-type="currency" office:currency="R$ " office:value="21" calcext:value-type="currency">
            <text:p>R$ 21.00</text:p>
          </table:table-cell>
          <table:table-cell table:number-columns-repeated="1018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Instalação e configuração</text:p>
          </table:table-cell>
          <table:table-cell table:style-name="ce52" office:value-type="string" calcext:value-type="string">
            <text:p>Serviços</text:p>
          </table:table-cell>
          <table:table-cell table:style-name="ce30" office:value-type="float" office:value="1" calcext:value-type="float">
            <text:p>1</text:p>
          </table:table-cell>
          <table:table-cell table:style-name="ce58" office:value-type="currency" office:currency="R$ " office:value="50.3" calcext:value-type="currency">
            <text:p>R$ 50.30</text:p>
          </table:table-cell>
          <table:table-cell table:style-name="ce58" table:formula="of:=[.E17]*[.D17]" office:value-type="currency" office:currency="R$ " office:value="50.3" calcext:value-type="currency">
            <text:p>R$ 50.30</text:p>
          </table:table-cell>
          <table:table-cell table:number-columns-repeated="101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Operação assistida</text:p>
          </table:table-cell>
          <table:table-cell table:style-name="ce51" office:value-type="string" calcext:value-type="string">
            <text:p>Meses</text:p>
          </table:table-cell>
          <table:table-cell table:style-name="ce29" office:value-type="float" office:value="4" calcext:value-type="float">
            <text:p>4</text:p>
          </table:table-cell>
          <table:table-cell table:style-name="ce58" office:value-type="currency" office:currency="R$ " office:value="12" calcext:value-type="currency">
            <text:p>R$ 12.00</text:p>
          </table:table-cell>
          <table:table-cell table:style-name="ce58" table:formula="of:=[.E18]*[.D18]" office:value-type="currency" office:currency="R$ " office:value="48" calcext:value-type="currency">
            <text:p>R$ 48.00</text:p>
          </table:table-cell>
          <table:table-cell table:number-columns-repeated="1018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52"/>
          <table:table-cell table:style-name="ce30"/>
          <table:table-cell table:style-name="ce58"/>
          <table:table-cell table:style-name="ce58" table:formula="of:=[.E19]*[.D19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/>
          <table:table-cell table:style-name="ce51"/>
          <table:table-cell table:style-name="ce29"/>
          <table:table-cell table:style-name="ce58"/>
          <table:table-cell table:style-name="ce58" table:formula="of:=[.E20]*[.D20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/>
          <table:table-cell table:style-name="ce52"/>
          <table:table-cell table:style-name="ce30"/>
          <table:table-cell table:style-name="ce58"/>
          <table:table-cell table:style-name="ce58" table:formula="of:=[.E21]*[.D21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0"/>
          <table:table-cell table:style-name="ce53"/>
          <table:table-cell table:style-name="ce56"/>
          <table:table-cell table:style-name="ce58"/>
          <table:table-cell table:style-name="ce58" table:formula="of:=[.E22]*[.D22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 table:style-name="ce17"/>
          <table:table-cell table:style-name="ce57" table:formula="of:=SUM([.D16:.D22])" office:value-type="float" office:value="7" calcext:value-type="float">
            <text:p>7</text:p>
          </table:table-cell>
          <table:table-cell table:style-name="ce54" table:formula="of:=SUM([.E16:.E22])" office:value-type="currency" office:currency="R$ " office:value="72.8" calcext:value-type="currency">
            <text:p>R$ 72.80</text:p>
          </table:table-cell>
          <table:table-cell table:style-name="ce54" table:formula="of:=SUM([.F16:.F22])" office:value-type="currency" office:currency="R$ " office:value="119.3" calcext:value-type="currency">
            <text:p>R$ 119.3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7" table:formula="of:=[$'Ferramentas e Fornecedores'.B7]" office:value-type="string" office:string-value="Ferramenta RPA 3" calcext:value-type="string" table:number-columns-spanned="6" table:number-rows-spanned="1">
            <text:p>Ferramenta RPA 3</text:p>
          </table:table-cell>
          <table:covered-table-cell table:number-columns-repeated="4" table:style-name="ce17"/>
          <table:covered-table-cell table:style-name="ce13"/>
          <table:table-cell table:number-columns-repeated="1018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39" office:value-type="string" calcext:value-type="string">
            <text:p>Descrição</text:p>
          </table:table-cell>
          <table:table-cell table:style-name="ce39" office:value-type="string" calcext:value-type="string">
            <text:p>Unidade</text:p>
          </table:table-cell>
          <table:table-cell table:style-name="ce39" office:value-type="string" calcext:value-type="string">
            <text:p>Quantidade</text:p>
          </table:table-cell>
          <table:table-cell table:style-name="ce39" office:value-type="string" calcext:value-type="string">
            <text:p>Valor Unitário (R$)</text:p>
          </table:table-cell>
          <table:table-cell table:style-name="ce39" office:value-type="string" calcext:value-type="string">
            <text:p>Valor Total (R$)</text:p>
          </table:table-cell>
          <table:table-cell table:number-columns-repeated="101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ubscrição 1</text:p>
          </table:table-cell>
          <table:table-cell table:style-name="ce51" office:value-type="string" calcext:value-type="string">
            <text:p>Unidade</text:p>
          </table:table-cell>
          <table:table-cell table:style-name="ce29" office:value-type="float" office:value="4" calcext:value-type="float">
            <text:p>4</text:p>
          </table:table-cell>
          <table:table-cell table:style-name="ce58" office:value-type="currency" office:currency="R$ " office:value="12" calcext:value-type="currency">
            <text:p>R$ 12.00</text:p>
          </table:table-cell>
          <table:table-cell table:style-name="ce58" table:formula="of:=[.E27]*[.D27]" office:value-type="currency" office:currency="R$ " office:value="48" calcext:value-type="currency">
            <text:p>R$ 48.00</text:p>
          </table:table-cell>
          <table:table-cell table:number-columns-repeated="1018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Instalação e configuração</text:p>
          </table:table-cell>
          <table:table-cell table:style-name="ce52" office:value-type="string" calcext:value-type="string">
            <text:p>Serviços</text:p>
          </table:table-cell>
          <table:table-cell table:style-name="ce30" office:value-type="float" office:value="1" calcext:value-type="float">
            <text:p>1</text:p>
          </table:table-cell>
          <table:table-cell table:style-name="ce58" office:value-type="currency" office:currency="R$ " office:value="20" calcext:value-type="currency">
            <text:p>R$ 20.00</text:p>
          </table:table-cell>
          <table:table-cell table:style-name="ce58" table:formula="of:=[.E28]*[.D28]" office:value-type="currency" office:currency="R$ " office:value="20" calcext:value-type="currency">
            <text:p>R$ 20.00</text:p>
          </table:table-cell>
          <table:table-cell table:number-columns-repeated="101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Operação assistida</text:p>
          </table:table-cell>
          <table:table-cell table:style-name="ce51" office:value-type="string" calcext:value-type="string">
            <text:p>Meses</text:p>
          </table:table-cell>
          <table:table-cell table:style-name="ce29" office:value-type="float" office:value="4" calcext:value-type="float">
            <text:p>4</text:p>
          </table:table-cell>
          <table:table-cell table:style-name="ce58" office:value-type="currency" office:currency="R$ " office:value="36" calcext:value-type="currency">
            <text:p>R$ 36.00</text:p>
          </table:table-cell>
          <table:table-cell table:style-name="ce58" table:formula="of:=[.E29]*[.D29]" office:value-type="currency" office:currency="R$ " office:value="144" calcext:value-type="currency">
            <text:p>R$ 144.00</text:p>
          </table:table-cell>
          <table:table-cell table:number-columns-repeated="1018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52"/>
          <table:table-cell table:style-name="ce30"/>
          <table:table-cell table:style-name="ce58"/>
          <table:table-cell table:style-name="ce58" table:formula="of:=[.E30]*[.D30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/>
          <table:table-cell table:style-name="ce51"/>
          <table:table-cell table:style-name="ce29"/>
          <table:table-cell table:style-name="ce58"/>
          <table:table-cell table:style-name="ce58" table:formula="of:=[.E31]*[.D31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/>
          <table:table-cell table:style-name="ce52"/>
          <table:table-cell table:style-name="ce30"/>
          <table:table-cell table:style-name="ce58"/>
          <table:table-cell table:style-name="ce58" table:formula="of:=[.E32]*[.D32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0"/>
          <table:table-cell table:style-name="ce53"/>
          <table:table-cell table:style-name="ce56"/>
          <table:table-cell table:style-name="ce58"/>
          <table:table-cell table:style-name="ce58" table:formula="of:=[.E33]*[.D33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 table:style-name="ce17"/>
          <table:table-cell table:style-name="ce57" table:formula="of:=SUM([.D27:.D33])" office:value-type="float" office:value="9" calcext:value-type="float">
            <text:p>9</text:p>
          </table:table-cell>
          <table:table-cell table:style-name="ce54" table:formula="of:=SUM([.E27:.E33])" office:value-type="currency" office:currency="R$ " office:value="68" calcext:value-type="currency">
            <text:p>R$ 68.00</text:p>
          </table:table-cell>
          <table:table-cell table:style-name="ce54" table:formula="of:=SUM([.F27:.F33])" office:value-type="currency" office:currency="R$ " office:value="212" calcext:value-type="currency">
            <text:p>R$ 212.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7" table:formula="of:=[$'Ferramentas e Fornecedores'.B8]" office:value-type="string" office:string-value="Ferramenta RPA 4" calcext:value-type="string" table:number-columns-spanned="6" table:number-rows-spanned="1">
            <text:p>Ferramenta RPA 4</text:p>
          </table:table-cell>
          <table:covered-table-cell table:number-columns-repeated="4" table:style-name="ce17"/>
          <table:covered-table-cell table:style-name="ce13"/>
          <table:table-cell table:number-columns-repeated="1018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39" office:value-type="string" calcext:value-type="string">
            <text:p>Descrição</text:p>
          </table:table-cell>
          <table:table-cell table:style-name="ce39" office:value-type="string" calcext:value-type="string">
            <text:p>Unidade</text:p>
          </table:table-cell>
          <table:table-cell table:style-name="ce39" office:value-type="string" calcext:value-type="string">
            <text:p>Quantidade</text:p>
          </table:table-cell>
          <table:table-cell table:style-name="ce39" office:value-type="string" calcext:value-type="string">
            <text:p>Valor Unitário (R$)</text:p>
          </table:table-cell>
          <table:table-cell table:style-name="ce39" office:value-type="string" calcext:value-type="string">
            <text:p>Valor Total (R$)</text:p>
          </table:table-cell>
          <table:table-cell table:number-columns-repeated="101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ubscrição 1</text:p>
          </table:table-cell>
          <table:table-cell table:style-name="ce51" office:value-type="string" calcext:value-type="string">
            <text:p>Unidade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currency" office:currency="R$ " office:value="10.5" calcext:value-type="currency">
            <text:p>R$ 10.50</text:p>
          </table:table-cell>
          <table:table-cell table:style-name="ce58" table:formula="of:=[.E38]*[.D38]" office:value-type="currency" office:currency="R$ " office:value="21" calcext:value-type="currency">
            <text:p>R$ 21.00</text:p>
          </table:table-cell>
          <table:table-cell table:number-columns-repeated="1018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Instalação e configuração</text:p>
          </table:table-cell>
          <table:table-cell table:style-name="ce52" office:value-type="string" calcext:value-type="string">
            <text:p>Serviços</text:p>
          </table:table-cell>
          <table:table-cell table:style-name="ce30" office:value-type="float" office:value="2" calcext:value-type="float">
            <text:p>2</text:p>
          </table:table-cell>
          <table:table-cell table:style-name="ce58" office:value-type="currency" office:currency="R$ " office:value="20" calcext:value-type="currency">
            <text:p>R$ 20.00</text:p>
          </table:table-cell>
          <table:table-cell table:style-name="ce58" table:formula="of:=[.E39]*[.D39]" office:value-type="currency" office:currency="R$ " office:value="40" calcext:value-type="currency">
            <text:p>R$ 40.00</text:p>
          </table:table-cell>
          <table:table-cell table:number-columns-repeated="101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Operação assistida</text:p>
          </table:table-cell>
          <table:table-cell table:style-name="ce51" office:value-type="string" calcext:value-type="string">
            <text:p>Meses</text:p>
          </table:table-cell>
          <table:table-cell table:style-name="ce29" office:value-type="float" office:value="4" calcext:value-type="float">
            <text:p>4</text:p>
          </table:table-cell>
          <table:table-cell table:style-name="ce58" office:value-type="currency" office:currency="R$ " office:value="12" calcext:value-type="currency">
            <text:p>R$ 12.00</text:p>
          </table:table-cell>
          <table:table-cell table:style-name="ce58" table:formula="of:=[.E40]*[.D40]" office:value-type="currency" office:currency="R$ " office:value="48" calcext:value-type="currency">
            <text:p>R$ 48.00</text:p>
          </table:table-cell>
          <table:table-cell table:number-columns-repeated="1018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52"/>
          <table:table-cell table:style-name="ce30"/>
          <table:table-cell table:style-name="ce58"/>
          <table:table-cell table:style-name="ce58" table:formula="of:=[.E41]*[.D41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/>
          <table:table-cell table:style-name="ce51"/>
          <table:table-cell table:style-name="ce29"/>
          <table:table-cell table:style-name="ce58"/>
          <table:table-cell table:style-name="ce58" table:formula="of:=[.E42]*[.D42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/>
          <table:table-cell table:style-name="ce52"/>
          <table:table-cell table:style-name="ce30"/>
          <table:table-cell table:style-name="ce58"/>
          <table:table-cell table:style-name="ce58" table:formula="of:=[.E43]*[.D43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0"/>
          <table:table-cell table:style-name="ce53"/>
          <table:table-cell table:style-name="ce56"/>
          <table:table-cell table:style-name="ce58"/>
          <table:table-cell table:style-name="ce58" table:formula="of:=[.E44]*[.D44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 table:style-name="ce17"/>
          <table:table-cell table:style-name="ce57" table:formula="of:=SUM([.D38:.D44])" office:value-type="float" office:value="8" calcext:value-type="float">
            <text:p>8</text:p>
          </table:table-cell>
          <table:table-cell table:style-name="ce54" table:formula="of:=SUM([.E38:.E44])" office:value-type="currency" office:currency="R$ " office:value="42.5" calcext:value-type="currency">
            <text:p>R$ 42.50</text:p>
          </table:table-cell>
          <table:table-cell table:style-name="ce54" table:formula="of:=SUM([.F38:.F44])" office:value-type="currency" office:currency="R$ " office:value="109" calcext:value-type="currency">
            <text:p>R$ 109.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7" table:formula="of:=[$'Ferramentas e Fornecedores'.B9]" office:value-type="string" office:string-value="Ferramenta RPA 5" calcext:value-type="string" table:number-columns-spanned="6" table:number-rows-spanned="1">
            <text:p>Ferramenta RPA 5</text:p>
          </table:table-cell>
          <table:covered-table-cell table:number-columns-repeated="4" table:style-name="ce17"/>
          <table:covered-table-cell table:style-name="ce13"/>
          <table:table-cell table:number-columns-repeated="1018"/>
        </table:table-row>
        <table:table-row table:style-name="ro1">
          <table:table-cell table:style-name="ce19" office:value-type="string" calcext:value-type="string">
            <text:p>#</text:p>
          </table:table-cell>
          <table:table-cell table:style-name="ce39" office:value-type="string" calcext:value-type="string">
            <text:p>Descrição</text:p>
          </table:table-cell>
          <table:table-cell table:style-name="ce39" office:value-type="string" calcext:value-type="string">
            <text:p>Unidade</text:p>
          </table:table-cell>
          <table:table-cell table:style-name="ce39" office:value-type="string" calcext:value-type="string">
            <text:p>Quantidade</text:p>
          </table:table-cell>
          <table:table-cell table:style-name="ce39" office:value-type="string" calcext:value-type="string">
            <text:p>Valor Unitário (R$)</text:p>
          </table:table-cell>
          <table:table-cell table:style-name="ce39" office:value-type="string" calcext:value-type="string">
            <text:p>Valor Total (R$)</text:p>
          </table:table-cell>
          <table:table-cell table:number-columns-repeated="101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>
            <text:p>Subscrição 1</text:p>
          </table:table-cell>
          <table:table-cell table:style-name="ce51" office:value-type="string" calcext:value-type="string">
            <text:p>Unidade</text:p>
          </table:table-cell>
          <table:table-cell table:style-name="ce29" office:value-type="float" office:value="9" calcext:value-type="float">
            <text:p>9</text:p>
          </table:table-cell>
          <table:table-cell table:style-name="ce58" office:value-type="currency" office:currency="R$ " office:value="10.5" calcext:value-type="currency">
            <text:p>R$ 10.50</text:p>
          </table:table-cell>
          <table:table-cell table:style-name="ce58" table:formula="of:=[.E49]*[.D49]" office:value-type="currency" office:currency="R$ " office:value="94.5" calcext:value-type="currency">
            <text:p>R$ 94.50</text:p>
          </table:table-cell>
          <table:table-cell table:number-columns-repeated="1018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Instalação e configuração</text:p>
          </table:table-cell>
          <table:table-cell table:style-name="ce52" office:value-type="string" calcext:value-type="string">
            <text:p>Serviços</text:p>
          </table:table-cell>
          <table:table-cell table:style-name="ce30" office:value-type="float" office:value="1" calcext:value-type="float">
            <text:p>1</text:p>
          </table:table-cell>
          <table:table-cell table:style-name="ce58" office:value-type="currency" office:currency="R$ " office:value="20" calcext:value-type="currency">
            <text:p>R$ 20.00</text:p>
          </table:table-cell>
          <table:table-cell table:style-name="ce58" table:formula="of:=[.E50]*[.D50]" office:value-type="currency" office:currency="R$ " office:value="20" calcext:value-type="currency">
            <text:p>R$ 20.00</text:p>
          </table:table-cell>
          <table:table-cell table:number-columns-repeated="101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Operação assistida</text:p>
          </table:table-cell>
          <table:table-cell table:style-name="ce51" office:value-type="string" calcext:value-type="string">
            <text:p>Meses</text:p>
          </table:table-cell>
          <table:table-cell table:style-name="ce29" office:value-type="float" office:value="4" calcext:value-type="float">
            <text:p>4</text:p>
          </table:table-cell>
          <table:table-cell table:style-name="ce58" office:value-type="currency" office:currency="R$ " office:value="12" calcext:value-type="currency">
            <text:p>R$ 12.00</text:p>
          </table:table-cell>
          <table:table-cell table:style-name="ce58" table:formula="of:=[.E51]*[.D51]" office:value-type="currency" office:currency="R$ " office:value="48" calcext:value-type="currency">
            <text:p>R$ 48.00</text:p>
          </table:table-cell>
          <table:table-cell table:number-columns-repeated="1018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52"/>
          <table:table-cell table:style-name="ce30"/>
          <table:table-cell table:style-name="ce58"/>
          <table:table-cell table:style-name="ce58" table:formula="of:=[.E52]*[.D52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/>
          <table:table-cell table:style-name="ce51"/>
          <table:table-cell table:style-name="ce29"/>
          <table:table-cell table:style-name="ce58"/>
          <table:table-cell table:style-name="ce58" table:formula="of:=[.E53]*[.D53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7"/>
          <table:table-cell table:style-name="ce52"/>
          <table:table-cell table:style-name="ce30"/>
          <table:table-cell table:style-name="ce58"/>
          <table:table-cell table:style-name="ce58" table:formula="of:=[.E54]*[.D54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0"/>
          <table:table-cell table:style-name="ce53"/>
          <table:table-cell table:style-name="ce56"/>
          <table:table-cell table:style-name="ce58"/>
          <table:table-cell table:style-name="ce58" table:formula="of:=[.E55]*[.D55]" office:value-type="currency" office:currency="R$ " office:value="0" calcext:value-type="currency">
            <text:p>R$ 0.00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 table:style-name="ce17"/>
          <table:table-cell table:style-name="ce57" table:formula="of:=SUM([.D49:.D55])" office:value-type="float" office:value="14" calcext:value-type="float">
            <text:p>14</text:p>
          </table:table-cell>
          <table:table-cell table:style-name="ce54" table:formula="of:=SUM([.E49:.E55])" office:value-type="currency" office:currency="R$ " office:value="42.5" calcext:value-type="currency">
            <text:p>R$ 42.50</text:p>
          </table:table-cell>
          <table:table-cell table:style-name="ce54" table:formula="of:=SUM([.F49:.F55])" office:value-type="currency" office:currency="R$ " office:value="162.5" calcext:value-type="currency">
            <text:p>R$ 162.5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Valor Total mínimo encontrado (R$)</text:p>
          </table:table-cell>
          <table:table-cell table:style-name="ce54" table:formula="of:=MIN([.F12];[.F23];[.F34];[.F45];[.F56])" office:value-type="currency" office:currency="R$ " office:value="89" calcext:value-type="currency">
            <text:p>R$ 89.0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9" table:formula="of:=[$'Ferramentas e Fornecedores'.$B5]" office:value-type="string" office:string-value="Ferramenta RPA 1" calcext:value-type="string">
            <text:p>Ferramenta RPA 1</text:p>
          </table:table-cell>
          <table:table-cell table:style-name="ce39" table:formula="of:=[$'Ferramentas e Fornecedores'.$B6]" office:value-type="string" office:string-value="Ferramenta RPA 2" calcext:value-type="string">
            <text:p>Ferramenta RPA 2</text:p>
          </table:table-cell>
          <table:table-cell table:style-name="ce39" table:formula="of:=[$'Ferramentas e Fornecedores'.$B7]" office:value-type="string" office:string-value="Ferramenta RPA 3" calcext:value-type="string">
            <text:p>Ferramenta RPA 3</text:p>
          </table:table-cell>
          <table:table-cell table:style-name="ce39" table:formula="of:=[$'Ferramentas e Fornecedores'.$B8]" office:value-type="string" office:string-value="Ferramenta RPA 4" calcext:value-type="string">
            <text:p>Ferramenta RPA 4</text:p>
          </table:table-cell>
          <table:table-cell table:style-name="ce39" table:formula="of:=[$'Ferramentas e Fornecedores'.B9]" office:value-type="string" office:string-value="Ferramenta RPA 5" calcext:value-type="string">
            <text:p>Ferramenta RPA 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2" table:number-rows-spanned="1">
            <text:p>Total de pontos para Custos</text:p>
          </table:table-cell>
          <table:covered-table-cell table:style-name="ce13"/>
          <table:table-cell table:style-name="ce55" table:formula="of:=IF([.F12]=[.C59]; 100; ([.C59]/[.F12])*100)" office:value-type="float" office:value="100" calcext:value-type="float">
            <text:p>100</text:p>
          </table:table-cell>
          <table:table-cell table:style-name="ce55" table:formula="of:=IF([.F23]=[.C59]; 100; ([.C59]/[.F23])*100)" office:value-type="float" office:value="74.60184409" calcext:value-type="float">
            <text:p>75</text:p>
          </table:table-cell>
          <table:table-cell table:style-name="ce55" table:formula="of:=IF([.F34]=[.C59]; 100; ([.C59]/[.F34])*100)" office:value-type="float" office:value="41.98113208" calcext:value-type="float">
            <text:p>42</text:p>
          </table:table-cell>
          <table:table-cell table:style-name="ce55" table:formula="of:=IF([.F45]=[.C59]; 100; ([.C59]/[.F45])*100)" office:value-type="float" office:value="81.65137615" calcext:value-type="float">
            <text:p>82</text:p>
          </table:table-cell>
          <table:table-cell table:style-name="ce59" table:formula="of:=IF([.F56]=[.C59]; 100; ([.C59]/[.F56])*100)" office:value-type="float" office:value="54.76923077" calcext:value-type="float">
            <text:p>55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lização de pontos" table:style-name="ta12">
        <table:table-column table:style-name="co1" table:default-cell-style-name="Default"/>
        <table:table-column table:style-name="co2" table:default-cell-style-name="Default"/>
        <table:table-column table:style-name="co16" table:number-columns-repeated="5" table:default-cell-style-name="Default"/>
        <table:table-column table:style-name="co7" table:number-columns-repeated="1017" table:default-cell-style-name="Default"/>
        <table:table-row table:style-name="ro1">
          <table:table-cell table:style-name="ce3" office:value-type="string" calcext:value-type="string">
            <text:p>#</text:p>
          </table:table-cell>
          <table:table-cell table:style-name="ce9" office:value-type="string" calcext:value-type="string">
            <text:p>Ferramenta</text:p>
          </table:table-cell>
          <table:table-cell table:style-name="ce9" table:formula="of:=[$'Ferramentas e Fornecedores'.B5]" office:value-type="string" office:string-value="Ferramenta RPA 1" calcext:value-type="string">
            <text:p>Ferramenta RPA 1</text:p>
          </table:table-cell>
          <table:table-cell table:style-name="ce9" table:formula="of:=[$'Ferramentas e Fornecedores'.B6]" office:value-type="string" office:string-value="Ferramenta RPA 2" calcext:value-type="string">
            <text:p>Ferramenta RPA 2</text:p>
          </table:table-cell>
          <table:table-cell table:style-name="ce9" table:formula="of:=[$'Ferramentas e Fornecedores'.B7]" office:value-type="string" office:string-value="Ferramenta RPA 3" calcext:value-type="string">
            <text:p>Ferramenta RPA 3</text:p>
          </table:table-cell>
          <table:table-cell table:style-name="ce9" table:formula="of:=[$'Ferramentas e Fornecedores'.B8]" office:value-type="string" office:string-value="Ferramenta RPA 4" calcext:value-type="string">
            <text:p>Ferramenta RPA 4</text:p>
          </table:table-cell>
          <table:table-cell table:style-name="ce9" table:formula="of:=[$'Ferramentas e Fornecedores'.B9]" office:value-type="string" office:string-value="Ferramenta RPA 5" calcext:value-type="string">
            <text:p>Ferramenta RPA 5</text:p>
          </table:table-cell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Aspectos globais</text:p>
          </table:table-cell>
          <table:table-cell table:style-name="ce14" table:formula="of:=[$'Aspectos Globais'.C22]" office:value-type="float" office:value="0" calcext:value-type="float">
            <text:p>0</text:p>
          </table:table-cell>
          <table:table-cell table:style-name="ce14" table:formula="of:=[$'Aspectos Globais'.D22]" office:value-type="float" office:value="0" calcext:value-type="float">
            <text:p>0</text:p>
          </table:table-cell>
          <table:table-cell table:style-name="ce14" table:formula="of:=[$'Aspectos Globais'.E22]" office:value-type="float" office:value="0" calcext:value-type="float">
            <text:p>0</text:p>
          </table:table-cell>
          <table:table-cell table:style-name="ce14" table:formula="of:=[$'Aspectos Globais'.F22]" office:value-type="float" office:value="0" calcext:value-type="float">
            <text:p>0</text:p>
          </table:table-cell>
          <table:table-cell table:style-name="ce14" table:formula="of:=[$'Aspectos Globais'.G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Capacidade do Robô</text:p>
          </table:table-cell>
          <table:table-cell table:style-name="ce15" table:formula="of:=[$'Capacidades do Robô'.C13]" office:value-type="float" office:value="0" calcext:value-type="float">
            <text:p>0</text:p>
          </table:table-cell>
          <table:table-cell table:style-name="ce15" table:formula="of:=[$'Capacidades do Robô'.D13]" office:value-type="float" office:value="0" calcext:value-type="float">
            <text:p>0</text:p>
          </table:table-cell>
          <table:table-cell table:style-name="ce15" table:formula="of:=[$'Capacidades do Robô'.E13]" office:value-type="float" office:value="0" calcext:value-type="float">
            <text:p>0</text:p>
          </table:table-cell>
          <table:table-cell table:style-name="ce15" table:formula="of:=[$'Capacidades do Robô'.F13]" office:value-type="float" office:value="0" calcext:value-type="float">
            <text:p>0</text:p>
          </table:table-cell>
          <table:table-cell table:style-name="ce15" table:formula="of:=[$'Capacidades do Robô'.G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Escalabilidade e performance</text:p>
          </table:table-cell>
          <table:table-cell table:style-name="ce16" table:formula="of:=[$'Escalabilidade e Performance'.C18]" office:value-type="float" office:value="0" calcext:value-type="float">
            <text:p>0</text:p>
          </table:table-cell>
          <table:table-cell table:style-name="ce16" table:formula="of:=[$'Escalabilidade e Performance'.D18]" office:value-type="float" office:value="0" calcext:value-type="float">
            <text:p>0</text:p>
          </table:table-cell>
          <table:table-cell table:style-name="ce16" table:formula="of:=[$'Escalabilidade e Performance'.E18]" office:value-type="float" office:value="0" calcext:value-type="float">
            <text:p>0</text:p>
          </table:table-cell>
          <table:table-cell table:style-name="ce16" table:formula="of:=[$'Escalabilidade e Performance'.F18]" office:value-type="float" office:value="0" calcext:value-type="float">
            <text:p>0</text:p>
          </table:table-cell>
          <table:table-cell table:style-name="ce16" table:formula="of:=[$'Escalabilidade e Performance'.G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Confiabilidade</text:p>
          </table:table-cell>
          <table:table-cell table:style-name="ce15" table:formula="of:=[$Confiabilidade.C7]" office:value-type="float" office:value="0" calcext:value-type="float">
            <text:p>0</text:p>
          </table:table-cell>
          <table:table-cell table:style-name="ce15" table:formula="of:=[$Confiabilidade.D7]" office:value-type="float" office:value="0" calcext:value-type="float">
            <text:p>0</text:p>
          </table:table-cell>
          <table:table-cell table:style-name="ce15" table:formula="of:=[$Confiabilidade.E7]" office:value-type="float" office:value="0" calcext:value-type="float">
            <text:p>0</text:p>
          </table:table-cell>
          <table:table-cell table:style-name="ce15" table:formula="of:=[$Confiabilidade.F7]" office:value-type="float" office:value="0" calcext:value-type="float">
            <text:p>0</text:p>
          </table:table-cell>
          <table:table-cell table:style-name="ce15" table:formula="of:=[$Confiabilidade.G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Amplitude de integração</text:p>
          </table:table-cell>
          <table:table-cell table:style-name="ce16" table:formula="of:=[$'Amplitude de integração'.C14]" office:value-type="float" office:value="0" calcext:value-type="float">
            <text:p>0</text:p>
          </table:table-cell>
          <table:table-cell table:style-name="ce16" table:formula="of:=[$'Amplitude de integração'.D14]" office:value-type="float" office:value="0" calcext:value-type="float">
            <text:p>0</text:p>
          </table:table-cell>
          <table:table-cell table:style-name="ce16" table:formula="of:=[$'Amplitude de integração'.E14]" office:value-type="float" office:value="0" calcext:value-type="float">
            <text:p>0</text:p>
          </table:table-cell>
          <table:table-cell table:style-name="ce16" table:formula="of:=[$'Amplitude de integração'.F14]" office:value-type="float" office:value="0" calcext:value-type="float">
            <text:p>0</text:p>
          </table:table-cell>
          <table:table-cell table:style-name="ce16" table:formula="of:=[$'Amplitude de integração'.G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Gerenciamento e administração</text:p>
          </table:table-cell>
          <table:table-cell table:style-name="ce15" table:formula="of:=[$'Gerenciamento e Administração'.C11]" office:value-type="float" office:value="0" calcext:value-type="float">
            <text:p>0</text:p>
          </table:table-cell>
          <table:table-cell table:style-name="ce15" table:formula="of:=[$'Gerenciamento e Administração'.D11]" office:value-type="float" office:value="0" calcext:value-type="float">
            <text:p>0</text:p>
          </table:table-cell>
          <table:table-cell table:style-name="ce15" table:formula="of:=[$'Gerenciamento e Administração'.E11]" office:value-type="float" office:value="0" calcext:value-type="float">
            <text:p>0</text:p>
          </table:table-cell>
          <table:table-cell table:style-name="ce15" table:formula="of:=[$'Gerenciamento e Administração'.F11]" office:value-type="float" office:value="0" calcext:value-type="float">
            <text:p>0</text:p>
          </table:table-cell>
          <table:table-cell table:style-name="ce15" table:formula="of:=[$'Gerenciamento e Administração'.G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Projeto e gerenciamento unificados de robôs</text:p>
          </table:table-cell>
          <table:table-cell table:style-name="ce16" table:formula="of:=[$'Projeto e gerenciamento unificados de robôs'.C19]" office:value-type="float" office:value="0" calcext:value-type="float">
            <text:p>0</text:p>
          </table:table-cell>
          <table:table-cell table:style-name="ce16" table:formula="of:=[$'Projeto e gerenciamento unificados de robôs'.D19]" office:value-type="float" office:value="0" calcext:value-type="float">
            <text:p>0</text:p>
          </table:table-cell>
          <table:table-cell table:style-name="ce16" table:formula="of:=[$'Projeto e gerenciamento unificados de robôs'.E19]" office:value-type="float" office:value="0" calcext:value-type="float">
            <text:p>0</text:p>
          </table:table-cell>
          <table:table-cell table:style-name="ce16" table:formula="of:=[$'Projeto e gerenciamento unificados de robôs'.F19]" office:value-type="float" office:value="0" calcext:value-type="float">
            <text:p>0</text:p>
          </table:table-cell>
          <table:table-cell table:style-name="ce16" table:formula="of:=[$'Projeto e gerenciamento unificados de robôs'.G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Segurança</text:p>
          </table:table-cell>
          <table:table-cell table:style-name="ce15" table:formula="of:=[$Segurança.C16]" office:value-type="float" office:value="0" calcext:value-type="float">
            <text:p>0</text:p>
          </table:table-cell>
          <table:table-cell table:style-name="ce15" table:formula="of:=[$Segurança.D16]" office:value-type="float" office:value="0" calcext:value-type="float">
            <text:p>0</text:p>
          </table:table-cell>
          <table:table-cell table:style-name="ce15" table:formula="of:=[$Segurança.E16]" office:value-type="float" office:value="0" calcext:value-type="float">
            <text:p>0</text:p>
          </table:table-cell>
          <table:table-cell table:style-name="ce15" table:formula="of:=[$Segurança.F16]" office:value-type="float" office:value="0" calcext:value-type="float">
            <text:p>0</text:p>
          </table:table-cell>
          <table:table-cell table:style-name="ce15" table:formula="of:=[$Segurança.G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Modelo de licenciamento</text:p>
          </table:table-cell>
          <table:table-cell table:style-name="ce16" table:formula="of:=[$'Modelo de Licenciamento'.C12]" office:value-type="float" office:value="0" calcext:value-type="float">
            <text:p>0</text:p>
          </table:table-cell>
          <table:table-cell table:style-name="ce16" table:formula="of:=[$'Modelo de Licenciamento'.D12]" office:value-type="float" office:value="0" calcext:value-type="float">
            <text:p>0</text:p>
          </table:table-cell>
          <table:table-cell table:style-name="ce16" table:formula="of:=[$'Modelo de Licenciamento'.E12]" office:value-type="float" office:value="0" calcext:value-type="float">
            <text:p>0</text:p>
          </table:table-cell>
          <table:table-cell table:style-name="ce16" table:formula="of:=[$'Modelo de Licenciamento'.F12]" office:value-type="float" office:value="0" calcext:value-type="float">
            <text:p>0</text:p>
          </table:table-cell>
          <table:table-cell table:style-name="ce16" table:formula="of:=[$'Modelo de Licenciamento'.G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Custos</text:p>
          </table:table-cell>
          <table:table-cell table:style-name="ce60" table:formula="of:=[$Custos.C63]" office:value-type="float" office:value="100" calcext:value-type="float">
            <text:p>100</text:p>
          </table:table-cell>
          <table:table-cell table:style-name="ce60" table:formula="of:=[$Custos.D63]" office:value-type="float" office:value="74.60184409" calcext:value-type="float">
            <text:p>75</text:p>
          </table:table-cell>
          <table:table-cell table:style-name="ce60" table:formula="of:=[$Custos.E63]" office:value-type="float" office:value="41.98113208" calcext:value-type="float">
            <text:p>42</text:p>
          </table:table-cell>
          <table:table-cell table:style-name="ce60" table:formula="of:=[$Custos.F63]" office:value-type="float" office:value="81.65137615" calcext:value-type="float">
            <text:p>82</text:p>
          </table:table-cell>
          <table:table-cell table:style-name="ce60" table:formula="of:=[$Custos.G63]" office:value-type="float" office:value="54.76923077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61" table:formula="of:=SUM([.C2:.C11])" office:value-type="float" office:value="100" calcext:value-type="float">
            <text:p>100</text:p>
          </table:table-cell>
          <table:table-cell table:style-name="ce61" table:formula="of:=SUM([.D2:.D11])" office:value-type="float" office:value="74.60184409" calcext:value-type="float">
            <text:p>75</text:p>
          </table:table-cell>
          <table:table-cell table:style-name="ce61" table:formula="of:=SUM([.E2:.E11])" office:value-type="float" office:value="41.98113208" calcext:value-type="float">
            <text:p>42</text:p>
          </table:table-cell>
          <table:table-cell table:style-name="ce61" table:formula="of:=SUM([.F2:.F11])" office:value-type="float" office:value="81.65137615" calcext:value-type="float">
            <text:p>82</text:p>
          </table:table-cell>
          <table:table-cell table:style-name="ce61" table:formula="of:=SUM([.G2:.G11])" office:value-type="float" office:value="54.76923077" calcext:value-type="float">
            <text:p>55</text:p>
          </table:table-cell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26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rramentas_20_e_20_Fornecedores" style:display-name="PageStyle_Ferramentas e Forneced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pectos_20_Globais" style:display-name="PageStyle_Aspectos Glob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acidades_20_do_20_Robô" style:display-name="PageStyle_Capacidades do Rob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calabilidade_20_e_20_Performance" style:display-name="PageStyle_Escalabilidade e Perform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abilidade" style:display-name="PageStyle_Confiabilid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plitude_20_de_20_integração" style:display-name="PageStyle_Amplitude de integr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renciamento_20_e_20_Administração" style:display-name="PageStyle_Gerenciamento e Administr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to_20_e_20_gerenciamento_20_unificados_20_de_20_robôs" style:display-name="PageStyle_Projeto e gerenciamento unificados de robô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gurança" style:display-name="PageStyle_Seguranç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o_20_de_20_Licenciamento" style:display-name="PageStyle_Modelo de Licencia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s" style:display-name="PageStyle_Cus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ização_20_de_20_pontos" style:display-name="PageStyle_Totalização de pon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1125" meta:object-count="0"/>
    <meta:generator>LibreOfficeDev/6.0.5.2$Linux_X86_64 LibreOffice_project/</meta:generator>
  </office:meta>
</office:document-meta>
</file>